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39mm"/>
    </style:style>
    <style:style style:name="co2" style:family="table-column">
      <style:table-column-properties fo:break-before="auto" style:column-width="73.87mm"/>
    </style:style>
    <style:style style:name="co3" style:family="table-column">
      <style:table-column-properties fo:break-before="auto" style:column-width="191.9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3.22mm"/>
    </style:style>
    <style:style style:name="co6" style:family="table-column">
      <style:table-column-properties fo:break-before="auto" style:column-width="224.26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180.59mm"/>
    </style:style>
    <style:style style:name="co9" style:family="table-column">
      <style:table-column-properties fo:break-before="auto" style:column-width="77.73mm"/>
    </style:style>
    <style:style style:name="co10" style:family="table-column">
      <style:table-column-properties fo:break-before="auto" style:column-width="144.36mm"/>
    </style:style>
    <style:style style:name="co11" style:family="table-column">
      <style:table-column-properties fo:break-before="auto" style:column-width="16.99mm"/>
    </style:style>
    <style:style style:name="co12" style:family="table-column">
      <style:table-column-properties fo:break-before="auto" style:column-width="43.18mm"/>
    </style:style>
    <style:style style:name="co13" style:family="table-column">
      <style:table-column-properties fo:break-before="auto" style:column-width="248.04mm"/>
    </style:style>
    <style:style style:name="co14" style:family="table-column">
      <style:table-column-properties fo:break-before="auto" style:column-width="306.92mm"/>
    </style:style>
    <style:style style:name="co15" style:family="table-column">
      <style:table-column-properties fo:break-before="auto" style:column-width="19.2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82.99mm"/>
    </style:style>
    <style:style style:name="co18" style:family="table-column">
      <style:table-column-properties fo:break-before="auto" style:column-width="190.2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14.98mm" fo:break-before="auto" style:use-optimal-row-height="true"/>
    </style:style>
    <style:style style:name="ro4" style:family="table-row">
      <style:table-row-properties style:row-height="9.98mm" fo:break-before="auto" style:use-optimal-row-height="true"/>
    </style:style>
    <style:style style:name="ro5" style:family="table-row">
      <style:table-row-properties style:row-height="24.39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4.73mm" fo:break-before="auto" style:use-optimal-row-height="true"/>
    </style:style>
    <style:style style:name="ro8" style:family="table-row">
      <style:table-row-properties style:row-height="76.71mm" fo:break-before="auto" style:use-optimal-row-height="true"/>
    </style:style>
    <style:style style:name="ro9" style:family="table-row">
      <style:table-row-properties style:row-height="43.5mm" fo:break-before="auto" style:use-optimal-row-height="true"/>
    </style:style>
    <style:style style:name="ro10" style:family="table-row">
      <style:table-row-properties style:row-height="5.26mm" fo:break-before="auto" style:use-optimal-row-height="true"/>
    </style:style>
    <style:style style:name="ro11" style:family="table-row">
      <style:table-row-properties style:row-height="49.19mm" fo:break-before="auto" style:use-optimal-row-height="false"/>
    </style:style>
    <style:style style:name="ro12" style:family="table-row">
      <style:table-row-properties style:row-height="52.65mm" fo:break-before="auto" style:use-optimal-row-height="true"/>
    </style:style>
    <style:style style:name="ro13" style:family="table-row">
      <style:table-row-properties style:row-height="19.4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4.8mm" fo:break-before="auto" style:use-optimal-row-height="true"/>
    </style:style>
    <style:style style:name="ro16" style:family="table-row">
      <style:table-row-properties style:row-height="62.12mm" fo:break-before="auto" style:use-optimal-row-height="true"/>
    </style:style>
    <style:style style:name="ro17" style:family="table-row">
      <style:table-row-properties style:row-height="28.95mm" fo:break-before="auto" style:use-optimal-row-height="true"/>
    </style:style>
    <style:style style:name="ro18" style:family="table-row">
      <style:table-row-properties style:row-height="48.14mm" fo:break-before="auto" style:use-optimal-row-height="true"/>
    </style:style>
    <style:style style:name="ro19" style:family="table-row">
      <style:table-row-properties style:row-height="52.9mm" fo:break-before="auto" style:use-optimal-row-height="true"/>
    </style:style>
    <style:style style:name="ro20" style:family="table-row">
      <style:table-row-properties style:row-height="43.16m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role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wrap-option="wrap" style:rotation-align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99ff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11" style:family="table-cell" style:parent-style-name="Default">
      <style:table-cell-properties style:rotation-align="none" style:vertical-align="middl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style:rotation-align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rotation-align="non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style:font-name="Calibri" style:font-name-complex="Calibri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dddddd" style:rotation-align="none"/>
    </style:style>
    <style:style style:name="ce22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mm"/>
      <style:text-properties style:font-name="Calibri" style:font-name-complex="Calibri"/>
    </style:style>
    <style:style style:name="ce23" style:family="table-cell" style:parent-style-name="Default">
      <style:table-cell-properties fo:background-color="transparent" style:rotation-align="none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rotation-align="none" style:vertical-align="top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lign="none" style:vertical-align="top"/>
      <style:paragraph-properties fo:text-align="center"/>
    </style:style>
    <style:style style:name="ce28" style:family="table-cell" style:parent-style-name="Default">
      <style:table-cell-properties fo:background-color="transparent" style:rotation-align="none"/>
      <style:text-properties style:font-name="Calibri" style:font-name-complex="Calibri"/>
    </style:style>
    <style:style style:name="ce2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font-name="Calibri" style:font-name-complex="Calibri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1" style:family="table-cell" style:parent-style-name="Default">
      <style:table-cell-properties fo:background-color="#ddd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rotation-align="none"/>
      <style:text-properties style:font-name="Calibri" style:font-name-complex="Calibri"/>
    </style:style>
    <style:style style:name="ce33" style:family="table-cell" style:parent-style-name="Default">
      <style:table-cell-properties fo:background-color="#ff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 style:vertical-align="automatic"/>
      <style:paragraph-properties fo:text-align="center" fo:margin-left="0mm"/>
    </style:style>
    <style:style style:name="ce4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text-align-source="fix" style:repeat-content="false" fo:wrap-option="wrap" fo:border-left="none" fo:border-right="none" style:rotation-align="none" fo:border-top="0.06pt solid #000000" style:vertical-align="middle"/>
      <style:paragraph-properties fo:text-align="center"/>
    </style:style>
    <style:style style:name="ce46" style:family="table-cell" style:parent-style-name="Default">
      <style:table-cell-properties fo:border-bottom="0.06pt solid #000000" fo:wrap-option="wrap" fo:border-left="none" fo:border-right="none" style:rotation-align="none" fo:border-top="none"/>
    </style:style>
    <style:style style:name="ce47" style:family="table-cell" style:parent-style-name="Default">
      <style:table-cell-properties fo:border-bottom="0.06pt solid #000000" style:text-align-source="fix" style:repeat-content="false" fo:wrap-option="no-wrap" fo:border-left="none" fo:border-right="none" style:rotation-align="none" fo:border-top="0.06pt solid #000000" style:vertical-align="middle"/>
      <style:paragraph-properties fo:text-align="center"/>
    </style:style>
    <style:style style:name="ce48" style:family="table-cell" style:parent-style-name="Default">
      <style:table-cell-properties fo:wrap-option="no-wrap" style:rotation-align="none"/>
    </style:style>
    <style:style style:name="ce49" style:family="table-cell" style:parent-style-name="Default">
      <style:table-cell-properties fo:border-bottom="0.06pt solid #000000" fo:wrap-option="no-wrap" fo:border-left="none" fo:border-right="none" style:rotation-align="none" fo:border-top="none"/>
    </style:style>
    <style:style style:name="ce50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51" style:family="table-cell" style:parent-style-name="Default">
      <style:table-cell-properties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order-left="none" fo:border-right="none" style:rotation-align="none" fo:border-top="0.06pt solid #000000"/>
      <style:text-properties style:font-name="Calibri" style:font-name-complex="Calibri"/>
    </style:style>
    <style:style style:name="ce55" style:family="table-cell" style:parent-style-name="Default">
      <style:table-cell-properties fo:border-bottom="0.06pt solid #000000" fo:border-left="none" fo:border-right="none" style:rotation-align="none" fo:border-top="none"/>
      <style:text-properties style:font-name="Calibri" style:font-name-complex="Calibri"/>
    </style:style>
    <style:style style:name="ce56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 style:vertical-align="top"/>
      <style:paragraph-properties fo:text-align="start" fo:margin-left="0mm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 style:vertical-align="top"/>
      <style:paragraph-properties fo:text-align="start" fo:margin-left="0mm"/>
    </style:style>
    <style:style style:name="ce64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8" style:family="table-cell" style:parent-style-name="Default">
      <style:table-cell-properties fo:border-bottom="0.06pt solid #000000" fo:border-left="none" fo:border-right="none" fo:border-top="none"/>
    </style:style>
    <style:style style:name="ce69" style:family="table-cell" style:parent-style-name="Default">
      <style:table-cell-properties style:vertical-align="top"/>
    </style:style>
    <style:style style:name="ce70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top"/>
      <style:paragraph-properties fo:margin-left="0mm"/>
    </style:style>
    <style:style style:name="ce71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3" style:family="table-cell" style:parent-style-name="Default">
      <style:table-cell-properties fo:background-color="#dddddd"/>
    </style:style>
    <style:style style:name="T1" style:family="text">
      <style:text-properties style:font-name-complex="Calibri"/>
    </style:style>
    <style:style style:name="T2" style:family="tex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sk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5"/>
        <table:table-row table:style-name="ro1">
          <table:table-cell table:style-name="ce1" office:value-type="string" calcext:value-type="string" table:number-columns-spanned="2" table:number-rows-spanned="1">
            <text:p>packages</text:p>
          </table:table-cell>
          <table:covered-table-cell table:style-name="ce7"/>
          <table:table-cell table:style-name="ce7" office:value-type="string" calcext:value-type="string">
            <text:p>package description</text:p>
          </table:table-cell>
          <table:table-cell table:style-name="ce17" office:value-type="string" calcext:value-type="string">
            <text:p>task id</text:p>
          </table:table-cell>
          <table:table-cell table:style-name="ce17" office:value-type="string" calcext:value-type="string">
            <text:p>task name</text:p>
          </table:table-cell>
          <table:table-cell table:style-name="ce17" office:value-type="string" calcext:value-type="string">
            <text:p>task description</text:p>
          </table:table-cell>
          <table:table-cell table:style-name="ce17" office:value-type="string" calcext:value-type="string">
            <text:p>roles</text:p>
          </table:table-cell>
          <table:table-cell table:style-name="ce17" office:value-type="string" calcext:value-type="string">
            <text:p>inputs</text:p>
          </table:table-cell>
          <table:table-cell table:style-name="ce17" office:value-type="string" calcext:value-type="string">
            <text:p>outputs</text:p>
          </table:table-cell>
          <table:table-cell table:style-name="ce30"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1">
            <text:p>5 Management softwaru a organizace</text:p>
          </table:table-cell>
          <table:table-cell table:style-name="ce8" office:value-type="string" calcext:value-type="string" table:number-columns-spanned="1" table:number-rows-spanned="5">
            <text:p>5.1 Organizace, role a odpovědnosti</text:p>
          </table:table-cell>
          <table:table-cell table:style-name="ce12" office:value-type="string" calcext:value-type="string">
            <text:p>5.1.1.1 Zajistit, aby veškerý personál, který má odpovědnost za software byl organizovaný, měl oprávnění</text:p>
            <text:p>a byl schopen plnit tuto odpovědnost.</text:p>
          </table:table-cell>
          <table:table-cell table:style-name="ce3" office:value-type="string" calcext:value-type="string">
            <text:p>5.1.2.1</text:p>
          </table:table-cell>
          <table:table-cell table:style-name="ce3" office:value-type="string" calcext:value-type="string">
            <text:p>implementace části EN ISO 9001 o personálu a odpovědnostech</text:p>
          </table:table-cell>
          <table:table-cell table:style-name="ce3" office:value-type="string" calcext:value-type="string">
            <text:p>Jako minimum musí dodavatel implementovat příslušné části EN ISO 9001, které pojednávají</text:p>
            <text:p>o organizaci a managementu personálu a o odpovědnostech.</text:p>
          </table:table-cell>
          <table:table-cell table:style-name="ce24" office:value-type="string" calcext:value-type="string">
            <text:p>dodavatel</text:p>
          </table:table-cell>
          <table:table-cell table:number-columns-repeated="2" table:style-name="ce24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style-name="ce3"/>
          <table:covered-table-cell table:style-name="ce9"/>
          <table:table-cell table:style-name="ce13" office:value-type="string" calcext:value-type="string" table:number-columns-spanned="1" table:number-rows-spanned="4">
            <text:p>5.1.2.2 Odpovědnosti musí být v souladu s požadavky definovanými v příloze B. (?)</text:p>
          </table:table-cell>
          <table:table-cell table:style-name="ce11" office:value-type="string" calcext:value-type="string">
            <text:p>5.1.2.3</text:p>
          </table:table-cell>
          <table:table-cell table:style-name="ce11" office:value-type="string" calcext:value-type="string">
            <text:p>jmenování a zaznamenání personálu</text:p>
          </table:table-cell>
          <table:table-cell table:style-name="ce19" office:value-type="string" calcext:value-type="string">
            <text:p>Personál, který má přiřazeny role týkající se vývoje nebo údržby softwaru musí být jmenován</text:p>
            <text:p>a zaznamenán.</text:p>
          </table:table-cell>
          <table:table-cell table:number-columns-repeated="3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4"/>
          <table:covered-table-cell/>
          <table:covered-table-cell table:style-name="ce14"/>
          <table:table-cell table:style-name="ce11" office:value-type="string" calcext:value-type="string">
            <text:p>5.1.2.4</text:p>
          </table:table-cell>
          <table:table-cell table:style-name="ce11" office:value-type="string" calcext:value-type="string">
            <text:p>stanovení hodnotitele</text:p>
          </table:table-cell>
          <table:table-cell office:value-type="string" calcext:value-type="string">
            <text:p>Hodnotitel musí být stanoven dodavatelem, zákazníkem nebo orgánem pro otázky bezpečnosti.</text:p>
          </table:table-cell>
          <table:table-cell table:style-name="ce6" office:value-type="string" calcext:value-type="string">
            <text:p>dodavate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31" office:value-type="string" calcext:value-type="string">
            <text:p>také main desc hodnotitele (?)</text:p>
          </table:table-cell>
          <table:table-cell table:number-columns-repeated="1014"/>
        </table:table-row>
        <table:table-row table:style-name="ro1">
          <table:covered-table-cell table:style-name="ce4"/>
          <table:covered-table-cell/>
          <table:covered-table-cell table:style-name="ce14"/>
          <table:table-cell table:style-name="ce11" office:value-type="string" calcext:value-type="string">
            <text:p>5.1.2.7</text:p>
          </table:table-cell>
          <table:table-cell table:style-name="ce11" office:value-type="string" calcext:value-type="string">
            <text:p>zmocnit hodnotitele k provádění hodnocení</text:p>
          </table:table-cell>
          <table:table-cell table:style-name="ce20" office:value-type="string" calcext:value-type="string">
            <text:p>Hodnotitel musí být zmocněn k provádění hodnocení softwaru.</text:p>
          </table:table-cell>
          <table:table-cell table:number-columns-repeated="3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4"/>
          <table:covered-table-cell/>
          <table:covered-table-cell table:style-name="ce14"/>
          <table:table-cell table:style-name="ce11" office:value-type="string" calcext:value-type="string">
            <text:p>5.1.2.8</text:p>
          </table:table-cell>
          <table:table-cell table:style-name="ce11" office:value-type="string" calcext:value-type="string">
            <text:p>souhlas s vydáním softwaru</text:p>
          </table:table-cell>
          <table:table-cell office:value-type="string" calcext:value-type="string">
            <text:p>Validátor musí dát souhlas/nesouhlas pro vydání softwaru.</text:p>
          </table:table-cell>
          <table:table-cell table:style-name="ce6" office:value-type="string" calcext:value-type="string">
            <text:p>validátor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0" office:value-type="string" calcext:value-type="string" table:number-columns-spanned="1" table:number-rows-spanned="4">
            <text:p>5.2 Kompetence personálu</text:p>
          </table:table-cell>
          <table:table-cell table:style-name="ce15" office:value-type="string" calcext:value-type="string" table:number-columns-spanned="1" table:number-rows-spanned="4">
            <text:p>5.2.1.1 Zajistit, aby veškerý personál, který má odpovědnost za software byl kompetentní k plnění těchto</text:p>
            <text:p>odpovědností prokázáním schopnosti vykonávat příslušné úkoly bezchybně, efektivně a důsledně ve vysoké</text:p>
            <text:p>kvalitě a za měnících se podmínek.</text:p>
          </table:table-cell>
          <table:table-cell table:style-name="ce11" office:value-type="string" calcext:value-type="string">
            <text:p>5.2.2.1</text:p>
          </table:table-cell>
          <table:table-cell table:style-name="ce11"/>
          <table:table-cell table:style-name="ce21" office:value-type="string" calcext:value-type="string">
            <text:p>Klíčové kompetence požadované pro každou roli ve vývoji softwaru jsou definovány v příloze B. (?)</text:p>
            <text:p>Jestliže jsou pro nějakou roli v životním cyklu softwaru požadovány další zkušenosti, schopnosti nebo</text:p>
            <text:p>kvalifikace, musí to být definováno v plánu zajištění kvality softwaru.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4">
          <table:covered-table-cell/>
          <table:covered-table-cell table:style-name="ce11"/>
          <table:covered-table-cell table:style-name="ce14"/>
          <table:table-cell table:style-name="ce11" office:value-type="string" calcext:value-type="string">
            <text:p>5.2.2.2</text:p>
          </table:table-cell>
          <table:table-cell table:style-name="ce11" office:value-type="string" calcext:value-type="string">
            <text:p>udržování důkazu kompetence personálu</text:p>
          </table:table-cell>
          <table:table-cell office:value-type="string" calcext:value-type="string">
            <text:p>Dokumentovaný důkaz kompetence personálu, včetně odborných znalostí, kvalifikací, odpovídajících</text:p>
            <text:p>zkušeností a příslušných školení musí být udržován organizací dodavatele za účelem prokázání odpovídající organizace bezpečnosti.</text:p>
          </table:table-cell>
          <table:table-cell table:style-name="ce6" office:value-type="string" calcext:value-type="string">
            <text:p>dodavate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23"/>
          <table:table-cell table:number-columns-repeated="1014"/>
        </table:table-row>
        <table:table-row table:style-name="ro4">
          <table:covered-table-cell/>
          <table:covered-table-cell table:style-name="ce11"/>
          <table:covered-table-cell table:style-name="ce14"/>
          <table:table-cell table:style-name="ce11" office:value-type="string" calcext:value-type="string">
            <text:p>5.2.2.3</text:p>
          </table:table-cell>
          <table:table-cell table:style-name="ce11"/>
          <table:table-cell office:value-type="string" calcext:value-type="string">
            <text:p>Organizace musí udržovat postupy pro řízení kompetencí personálu tak, aby kompetence odpovídaly</text:p>
            <text:p>příslušným rolím v souladu s platnými normami kvality.</text:p>
          </table:table-cell>
          <table:table-cell table:number-columns-repeated="3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5">
          <table:covered-table-cell/>
          <table:covered-table-cell table:style-name="ce11"/>
          <table:covered-table-cell table:style-name="ce14"/>
          <table:table-cell table:style-name="ce11" office:value-type="string" calcext:value-type="string">
            <text:p>5.2.2.4</text:p>
          </table:table-cell>
          <table:table-cell table:style-name="ce11" office:value-type="string" calcext:value-type="string">
            <text:p>prokázání průběžné zachování odborné způsobilosti</text:p>
          </table:table-cell>
          <table:table-cell office:value-type="string" calcext:value-type="string">
            <text:p>Jakmile bylo prokázáno, ke spokojenosti hodnotitele nebo osvědčením, že byla doložena odborná</text:p>
            <text:p>způsobilost veškerého personálu v různých rolích, bude muset každý jednotlivec prokázat průběžné zachování</text:p>
            <text:p>a rozvoj této způsobilosti. To může být doloženo udržováním deníku, který prokazuje, že tyto činnosti jsou</text:p>
            <text:p>pravidelně prováděny správně a že další školení je prováněno v souladu s EN ISO 9001*)</text:p>
            <text:p>a ISO/IEC 90003:2004**), 6.2.2 „Odborná způsobilost, vědomí závažnosti a výcvik“.</text:p>
          </table:table-cell>
          <table:table-cell table:style-name="ce6" office:value-type="string" calcext:value-type="string">
            <text:p>hodnotite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4">
          <table:covered-table-cell/>
          <table:table-cell table:style-name="ce10" office:value-type="string" calcext:value-type="string" table:number-columns-spanned="1" table:number-rows-spanned="12">
            <text:p>5.3 Otázky životního cyklu a dokumentace</text:p>
          </table:table-cell>
          <table:table-cell table:style-name="ce16" office:value-type="string" calcext:value-type="string">
            <text:p>5.3.1.1 Strukturovat vývoj softwaru do definovaných etap a činností.</text:p>
          </table:table-cell>
          <table:table-cell table:style-name="ce11" office:value-type="string" calcext:value-type="string">
            <text:p>5.3.2.1</text:p>
          </table:table-cell>
          <table:table-cell table:style-name="ce11" office:value-type="string" calcext:value-type="string">
            <text:p>volba a popis modelu životního cyklu</text:p>
          </table:table-cell>
          <table:table-cell table:style-name="ce21" office:value-type="string" calcext:value-type="string">
            <text:p>Musí být zvolen model životního cyklu pro vývoj softwaru a musí být podrobně popsán v plánu zajištění</text:p>
            <text:p>kvality softwaru v souladu s kapitolou 6.5. (?)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plán zajištění kvality softwaru,</text:p>
            <text:p>Model životního cyklu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16" office:value-type="string" calcext:value-type="string">
            <text:p>5.3.1.2 Zaznamenávat všechny informace týkající se softwaru během životního cyklu softwaru.</text:p>
          </table:table-cell>
          <table:table-cell table:style-name="ce15" office:value-type="string" calcext:value-type="string">
            <text:p>5.3.2.5</text:p>
          </table:table-cell>
          <table:table-cell table:style-name="ce15" office:value-type="string" calcext:value-type="string">
            <text:p>stanovení a naplánování činností pro etapu</text:p>
          </table:table-cell>
          <table:table-cell table:style-name="ce22" office:value-type="string" calcext:value-type="string">
            <text:p><text:span text:style-name="T1">Všechny činnosti, které mají být provedeny během etapy musí být stanoveny a naplánovány</text:span></text:p>
            <text:p><text:span text:style-name="T1">před zahájením této etapy.</text:span>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x</text:p>
          </table:table-cell>
          <table:table-cell table:number-columns-repeated="1015"/>
        </table:table-row>
        <table:table-row table:style-name="ro4">
          <table:covered-table-cell table:number-columns-repeated="2"/>
          <table:table-cell table:style-name="ce16" office:value-type="string" calcext:value-type="string">
            <text:p>5.3.2.3 Procedury zajištění kvality musí probíhat paralelně s činnostmi životního cyklu a musí se používat</text:p>
            <text:p>stejná terminologie.</text:p>
          </table:table-cell>
          <table:table-cell table:style-name="ce15" office:value-type="string" calcext:value-type="string" table:number-columns-spanned="1" table:number-rows-spanned="10">
            <text:p>5.3.2.7</text:p>
          </table:table-cell>
          <table:table-cell table:style-name="ce15" office:value-type="string" calcext:value-type="string" table:number-columns-spanned="1" table:number-rows-spanned="10">
            <text:p>zajištění sledovatelnosti dokumentů</text:p>
          </table:table-cell>
          <table:table-cell table:style-name="ce15" office:value-type="string" calcext:value-type="string" table:number-columns-spanned="1" table:number-rows-spanned="10">
            <text:p>Pro každý dokument musí být zajištěna sledovatelnost a to jednoznačným referenčním číslem</text:p>
            <text:p>a definovaným a dokumentovaným vztahem k dalším dokumentům.</text:p>
          </table:table-cell>
          <table:table-cell table:style-name="ce25" office:value-type="string" calcext:value-type="string" table:number-columns-spanned="1" table:number-rows-spanned="10">
            <text:p>x</text:p>
          </table:table-cell>
          <table:table-cell table:style-name="ce27" office:value-type="string" calcext:value-type="string" table:number-columns-spanned="1" table:number-rows-spanned="10">
            <text:p>x</text:p>
          </table:table-cell>
          <table:table-cell table:style-name="ce27" office:value-type="string" calcext:value-type="string" table:number-columns-spanned="1" table:number-rows-spanned="10">
            <text:p>x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2">
            <text:p>5.3.2.6 Všechny dokumenty musí být strukturovány tak, aby umožňovaly další rozšiřování paralelně</text:p>
            <text:p>s procesem návrhu.</text:p>
          </table:table-cell>
          <table:covered-table-cell table:number-columns-repeated="3"/>
          <table:covered-table-cell table:style-name="ce6"/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2"/>
          <table:covered-table-cell table:style-name="ce14"/>
          <table:covered-table-cell table:number-columns-repeated="3"/>
          <table:covered-table-cell table:style-name="ce6"/>
          <table:covered-table-cell table:number-columns-repeated="2"/>
          <table:table-cell table:number-columns-repeated="1015"/>
        </table:table-row>
        <table:table-row table:style-name="ro2">
          <table:covered-table-cell table:number-columns-repeated="2"/>
          <table:table-cell table:style-name="ce14" office:value-type="string" calcext:value-type="string">
            <text:p>5.3.2.8 Každý termín, akronym nebo zkratka musí mít v každém dokumentu stejný význam. Jestliže to není</text:p>
            <text:p>z historických důvodů možné, pak musí být uvedeny různé významy a odkazy na ně.</text:p>
          </table:table-cell>
          <table:covered-table-cell table:number-columns-repeated="3"/>
          <table:covered-table-cell table:style-name="ce6"/>
          <table:covered-table-cell table:number-columns-repeated="2"/>
          <table:table-cell table:number-columns-repeated="1015"/>
        </table:table-row>
        <table:table-row table:style-name="ro6">
          <table:covered-table-cell table:number-columns-repeated="2"/>
          <table:table-cell table:style-name="ce14" office:value-type="string" calcext:value-type="string">
            <text:p>5.3.2.9 Kromě toho musí být každý dokument, s výjimkou dokumentů pro již existující software (viz 7.3.4.7),</text:p>
            <text:p>napsán podle následujících pravidel:</text:p>
            <text:p>– musí obsahovat nebo realizovat všechny použitelné podmínky a požadavky předcházejícího dokumentu,</text:p>
            <text:p>s nímž je v hierarchickém vztahu;</text:p>
            <text:p>– nesmí být v rozporu s předcházejícím dokumentem.</text:p>
          </table:table-cell>
          <table:covered-table-cell table:number-columns-repeated="3"/>
          <table:covered-table-cell table:style-name="ce6"/>
          <table:covered-table-cell table:number-columns-repeated="2"/>
          <table:table-cell table:number-columns-repeated="1015"/>
        </table:table-row>
        <table:table-row table:style-name="ro4">
          <table:covered-table-cell table:number-columns-repeated="2"/>
          <table:table-cell table:style-name="ce14" office:value-type="string" calcext:value-type="string">
            <text:p>5.3.2.10 Každá položka nebo princip musí být v každém dokumentu nazván stejným jménem nebo opatřen</text:p>
            <text:p>stejným popisem.</text:p>
          </table:table-cell>
          <table:covered-table-cell table:number-columns-repeated="3"/>
          <table:covered-table-cell table:style-name="ce6"/>
          <table:covered-table-cell table:number-columns-repeated="2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5.3.2.11 Obsah všech dokumentů musí být zaznamenán ve formě vhodné pro manipulaci, zpracování</text:p>
            <text:p>a uchování.</text:p>
          </table:table-cell>
          <table:covered-table-cell table:number-columns-repeated="3"/>
          <table:covered-table-cell table:style-name="ce6"/>
          <table:covered-table-cell table:number-columns-repeated="2"/>
          <table:table-cell table:number-columns-repeated="1015"/>
        </table:table-row>
        <table:table-row table:style-name="ro7">
          <table:covered-table-cell table:number-columns-repeated="2"/>
          <table:table-cell office:value-type="string" calcext:value-type="string">
            <text:p>5.3.2.12 Jestliže jsou dokumenty, které byly vytvořeny nezávislými rolemi spojovány do jednoho dokumentu,</text:p>
            <text:p>musí být v tomto dokumentu vysledovatelná vazba jednotlivých nezávislých rolí na části dokumentu, které byly</text:p>
            <text:p>těmito rolemi vytvořeny.</text:p>
          </table:table-cell>
          <table:covered-table-cell table:number-columns-repeated="3"/>
          <table:covered-table-cell table:style-name="ce6"/>
          <table:covered-table-cell table:number-columns-repeated="2"/>
          <table:table-cell table:number-columns-repeated="1015"/>
        </table:table-row>
        <table:table-row table:style-name="ro7">
          <table:covered-table-cell table:number-columns-repeated="2"/>
          <table:table-cell office:value-type="string" calcext:value-type="string">
            <text:p>5.3.2.13 Dokumenty mohou být spojovány nebo rozdělovány v souladu s 5.3.2.12. Některé kroky vývoje</text:p>
            <text:p>mohou být spojeny, rozděleny nebo, pokud je to odůvodněné, vynechány podle uvážení manažera projektu</text:p>
            <text:p>a se souhlasem validátora.</text:p>
          </table:table-cell>
          <table:covered-table-cell table:number-columns-repeated="3"/>
          <table:covered-table-cell table:style-name="ce6"/>
          <table:covered-table-cell/>
          <table:covered-table-cell table:style-name="ce28"/>
          <table:table-cell table:style-name="ce32" office:value-type="string" calcext:value-type="string">
            <text:p>5.3.2.13 – i k rolím?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office:value-type="string" calcext:value-type="string">
            <text:p>5.3.2.14 Pokud se použije jakýkoliv alternativní životní cyklus nebo struktura dokumentace, musí být</text:p>
            <text:p>prokázáno, že jsou splněny všechny cíle a požadavky této evropské normy.</text:p>
          </table:table-cell>
          <table:covered-table-cell table:number-columns-repeated="3"/>
          <table:covered-table-cell table:style-name="ce6"/>
          <table:covered-table-cell table:number-columns-repeated="2"/>
          <table:table-cell table:number-columns-repeated="1015"/>
        </table:table-row>
        <table:table-row table:style-name="ro2">
          <table:table-cell table:style-name="ce6" office:value-type="string" calcext:value-type="string" table:number-columns-spanned="1" table:number-rows-spanned="16">
            <text:p>6 Zajištění softwaru</text:p>
          </table:table-cell>
          <table:table-cell table:style-name="ce6" office:value-type="string" calcext:value-type="string" table:number-columns-spanned="1" table:number-rows-spanned="3">
            <text:p>6.1 Testování softwaru</text:p>
          </table:table-cell>
          <table:table-cell table:style-name="ce15" office:value-type="string" calcext:value-type="string" table:number-columns-spanned="1" table:number-rows-spanned="3">
            <text:p>6.1.1.1 Cílem testování softwaru, prováděného testerem a/nebo integrátorem, je ověřit chování nebo výkon</text:p>
            <text:p>softwaru proti odpovídající specifikaci testu v rozsahu dosažitelném zvoleným pokrytím testu.</text:p>
          </table:table-cell>
          <table:table-cell table:style-name="ce11" office:value-type="string" calcext:value-type="string">
            <text:p>6.1.4.1</text:p>
          </table:table-cell>
          <table:table-cell table:style-name="ce11" office:value-type="string" calcext:value-type="string">
            <text:p>akceptování testů prováděných jinými účastníky</text:p>
          </table:table-cell>
          <table:table-cell office:value-type="string" calcext:value-type="string">
            <text:p>Testy prováděné jinými účastníky jako jsou manažer pro požadavky, návrhář nebo implementátor</text:p>
            <text:p>mohou být verifikátorem akceptovány, pokud jsou plně dokumentované a splňují následující požadavky.</text:p>
          </table:table-cell>
          <table:table-cell table:style-name="ce6" office:value-type="string" calcext:value-type="string">
            <text:p>verifikátor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5"/>
        </table:table-row>
        <table:table-row table:style-name="ro4">
          <table:covered-table-cell table:number-columns-repeated="3"/>
          <table:table-cell table:style-name="ce11" office:value-type="string" calcext:value-type="string">
            <text:p>6.1.4.2</text:p>
          </table:table-cell>
          <table:table-cell table:style-name="ce11" office:value-type="string" calcext:value-type="string">
            <text:p>kalibrace měřicích zařízení,</text:p>
            <text:p>Prokázání vhodnosti nástrojů</text:p>
          </table:table-cell>
          <table:table-cell office:value-type="string" calcext:value-type="string">
            <text:p>Měřící zařízení použité pro testování musí být náležitě kalibrováno. Pro jakékoliv nástroje použité pro</text:p>
            <text:p>testování, hardwarové nebo softwarové se musí prokázat, že jsou vhodné pro tento účel.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 calcext:value-type="string">
            <text:p>6.1.4.3</text:p>
          </table:table-cell>
          <table:table-cell office:value-type="string" calcext:value-type="string">
            <text:p>Dokumentace testování</text:p>
          </table:table-cell>
          <table:table-cell office:value-type="string" calcext:value-type="string">
            <text:p>Testování softwaru musí být dokumentováno prostřednictvím specifikace testu a zprávy z testu tak, jak je definováno dále.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9" office:value-type="string" calcext:value-type="string">
            <text:p><text:span text:style-name="T1">specifikace testu,</text:span></text:p>
            <text:p>Zpráva z testu</text:p>
          </table:table-cell>
          <table:table-cell table:number-columns-repeated="1015"/>
        </table:table-row>
        <table:table-row table:style-name="ro7">
          <table:covered-table-cell/>
          <table:table-cell table:style-name="ce6" office:value-type="string" calcext:value-type="string" table:number-columns-spanned="1" table:number-rows-spanned="3">
            <text:p>6.2 Verifikace softwaru</text:p>
          </table:table-cell>
          <table:table-cell office:value-type="string" calcext:value-type="string">
            <text:p>6.2.1.1 Cílem verifikace softwaru je přezkoušet a dospět k názoru založeném na důkazu, že položky výstupu</text:p>
            <text:p>(proces, dokumentace, software nebo aplikace) určité etapy vývoje splňují požadavky a plány s ohledem</text:p>
            <text:p>na úplnost, správnost a konzistenci. Tyto činnosti jsou řízeny verifikátorem.</text:p>
          </table:table-cell>
          <table:table-cell office:value-type="string" calcext:value-type="string">
            <text:p>6.2.4.1</text:p>
          </table:table-cell>
          <table:table-cell office:value-type="string" calcext:value-type="string">
            <text:p>dokumentace verifikace</text:p>
          </table:table-cell>
          <table:table-cell office:value-type="string" calcext:value-type="string">
            <text:p>Verifikace musí být dokumentována nejméně plánem verifikace softwaru a jednou nebo více (záleží</text:p>
            <text:p>na procesu) zprávami z verifikace.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Plán verifikace softwaru, zpráva z verifikace</text:p>
          </table:table-cell>
          <table:table-cell table:style-name="ce21" office:value-type="string" calcext:value-type="string">
            <text:p>i k plánu?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15" office:value-type="string" calcext:value-type="string" table:number-columns-spanned="1" table:number-rows-spanned="2">
            <text:p>6.2.4.12 Jakákoliv zpráva z verifikace softwaru musí být napsána, v rámci odpovědnosti verifikátora,</text:p>
            <text:p>na základě vstupních dokumentů. Tyto zprávy mohou být rozděleny kvůli přehlednosti a pohodlí a musí se řídit</text:p>
            <text:p>plánem verifikace softwaru.</text:p>
          </table:table-cell>
          <table:table-cell office:value-type="string" calcext:value-type="string">
            <text:p>6.2.4.2</text:p>
          </table:table-cell>
          <table:table-cell office:value-type="string" calcext:value-type="string">
            <text:p>napsání Plánu verifikace softwaru</text:p>
          </table:table-cell>
          <table:table-cell office:value-type="string" calcext:value-type="string">
            <text:p>Plán verifikace softwaru musí být napsán, v rámci odpovědnosti verifikátora, na základě potřebné</text:p>
            <text:p>dokumentace.</text:p>
          </table:table-cell>
          <table:table-cell table:style-name="ce26" office:value-type="string" calcext:value-type="string">
            <text:p>verifikátor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Plán verifikace softwaru</text:p>
          </table:table-cell>
          <table:table-cell table:style-name="ce32" office:value-type="string" calcext:value-type="string">
            <text:p>i k plánu?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18" office:value-type="string" calcext:value-type="string">
            <text:p>6.2.4.10</text:p>
          </table:table-cell>
          <table:table-cell table:style-name="ce18" office:value-type="string" calcext:value-type="string">
            <text:p>napsání Zprávy z verifikace zajištění kvality softwaru</text:p>
          </table:table-cell>
          <table:table-cell table:style-name="ce23" office:value-type="string" calcext:value-type="string">
            <text:p>Zpráva z verifikace zajištění kvality softwaru musí být napsána, v rámci odpovědnosti verifikátora,</text:p>
            <text:p>na základě všech nezbytných systémových, hardwarových a softwarových dokumentací.</text:p>
          </table:table-cell>
          <table:table-cell office:value-type="string" calcext:value-type="string">
            <text:p>verifikátor</text:p>
          </table:table-cell>
          <table:table-cell table:style-name="ce26" office:value-type="string" calcext:value-type="string">
            <text:p>Všechna systémová, hardwarová a softwarová dokumentace jak je specifikována v této evropské normě.</text:p>
          </table:table-cell>
          <table:table-cell office:value-type="string" calcext:value-type="string">
            <text:p>Zpráva z verifikace zajištění kvality softwaru</text:p>
          </table:table-cell>
          <table:table-cell table:number-columns-repeated="1015"/>
        </table:table-row>
        <table:table-row table:style-name="ro7">
          <table:covered-table-cell table:style-name="ce6"/>
          <table:table-cell table:style-name="ce6" office:value-type="string" calcext:value-type="string" table:number-columns-spanned="1" table:number-rows-spanned="8">
            <text:p>6.3 Validace softwaru</text:p>
          </table:table-cell>
          <table:table-cell office:value-type="string" calcext:value-type="string">
            <text:p>6.3.1.1 Cílem validace je ukázat, že procesy a jejich výstupy jsou takové, že software má definovanou úroveň</text:p>
            <text:p>integrity bezpečnosti softwaru, splňuje požadavky na software a odpovídá zamyšlenému použití. Tato činnost</text:p>
            <text:p>je prováděna validátorem.</text:p>
          </table:table-cell>
          <table:table-cell office:value-type="string" calcext:value-type="string">
            <text:p>6.3.4.1</text:p>
          </table:table-cell>
          <table:table-cell office:value-type="string" calcext:value-type="string">
            <text:p>formulování a vykonání validace</text:p>
          </table:table-cell>
          <table:table-cell table:style-name="ce21" office:value-type="string" calcext:value-type="string">
            <text:p>Činnosti validace softwaru musí být formulovány a vykonány, s vyhodnocením jejich výsledků,</text:p>
            <text:p>validátorem s příslušnou úrovní nezávislosti jak je definováno v 5.1. (?)</text:p>
          </table:table-cell>
          <table:table-cell office:value-type="string" calcext:value-type="string">
            <text:p>validátor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15" office:value-type="string" calcext:value-type="string" table:number-columns-spanned="1" table:number-rows-spanned="7">
            <text:p>6.3.1.2 Hlavní činnosti validace mají ukázat analýzou a/nebo testováním, že jsou všechny požadavky</text:p>
            <text:p>na software specifikovány, implementovány, testovány a splněny tak, jak je vyžadováno příslušnou úrovní SIL</text:p>
            <text:p>a vyhodnotit bezpečnostní kritičnost všech odchylek a neshod založených na výsledcích přezkoumání, analýz</text:p>
            <text:p>a testů ve vztahu k bezpečnosti.</text:p>
          </table:table-cell>
          <table:table-cell office:value-type="string" calcext:value-type="string">
            <text:p>6.3.4.2</text:p>
          </table:table-cell>
          <table:table-cell office:value-type="string" calcext:value-type="string">
            <text:p>dokumentování validace</text:p>
          </table:table-cell>
          <table:table-cell office:value-type="string" calcext:value-type="string">
            <text:p>Validace musí být dokumentována nejméně plánem validace softwaru a zprávou z validace softwaru</text:p>
            <text:p>jak je definováno dále.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zpráva z validace softwaru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 calcext:value-type="string">
            <text:p>6.3.4.3</text:p>
          </table:table-cell>
          <table:table-cell office:value-type="string" calcext:value-type="string">
            <text:p>napsání Plánu validace softwaru</text:p>
          </table:table-cell>
          <table:table-cell office:value-type="string" calcext:value-type="string">
            <text:p>Plán validace softwaru musí být napsán v rámci odpovědnosti validátora na základě vstupních</text:p>
            <text:p>Dokumentů.</text:p>
          </table:table-cell>
          <table:table-cell office:value-type="string" calcext:value-type="string">
            <text:p>validátor</text:p>
          </table:table-cell>
          <table:table-cell office:value-type="string" calcext:value-type="string">
            <text:p>Všechna systémová, hardwarová a softwarová dokumentace jak je specifikována v této evropské normě.</text:p>
          </table:table-cell>
          <table:table-cell table:style-name="ce26" office:value-type="string" calcext:value-type="string">
            <text:p>plán validace softwaru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 calcext:value-type="string">
            <text:p>6.3.4.7</text:p>
          </table:table-cell>
          <table:table-cell office:value-type="string" calcext:value-type="string">
            <text:p>napsání Zprávy z validace softwaru</text:p>
          </table:table-cell>
          <table:table-cell office:value-type="string" calcext:value-type="string">
            <text:p>Zpráva z validace softwaru musí být napsána v rámci odpovědnosti validátora na základě vstupních</text:p>
            <text:p>Dokumentů.</text:p>
          </table:table-cell>
          <table:table-cell office:value-type="string" calcext:value-type="string">
            <text:p>validátor</text:p>
          </table:table-cell>
          <table:table-cell office:value-type="string" calcext:value-type="string">
            <text:p>Všechna systémová, hardwarová a softwarová dokumentace jak je specifikována v této evropské normě.</text:p>
          </table:table-cell>
          <table:table-cell table:style-name="ce26" office:value-type="string" calcext:value-type="string">
            <text:p>zpráva z validace softwaru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 calcext:value-type="string">
            <text:p>6.3.4.12</text:p>
          </table:table-cell>
          <table:table-cell office:value-type="string" calcext:value-type="string">
            <text:p>napsání Zprávy z verifikace softwaru</text:p>
          </table:table-cell>
          <table:table-cell office:value-type="string" calcext:value-type="string">
            <text:p>Zpráva z verifikace validace softwaru musí být napsána, v rámci odpovědnosti verifikátora, na</text:p>
            <text:p>základě vstupních dokumentů z 6.3.2.</text:p>
          </table:table-cell>
          <table:table-cell office:value-type="string" calcext:value-type="string">
            <text:p>verifikátor</text:p>
          </table:table-cell>
          <table:table-cell office:value-type="string" calcext:value-type="string">
            <text:p>Všechna systémová, hardwarová a softwarová dokumentace jak je specifikována v této evropské normě.</text:p>
          </table:table-cell>
          <table:table-cell table:style-name="ce26" office:value-type="string" calcext:value-type="string">
            <text:p>zpráva z verifikace validace softwaru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 calcext:value-type="string">
            <text:p>6.3.4.15</text:p>
          </table:table-cell>
          <table:table-cell office:value-type="string" calcext:value-type="string">
            <text:p>dodatečné přezkoumání</text:p>
          </table:table-cell>
          <table:table-cell office:value-type="string" calcext:value-type="string">
            <text:p>Validátor musí být oprávněn požadovat nebo sám provést dodatečné přezkoumání, analýzy a testy.</text:p>
          </table:table-cell>
          <table:table-cell table:style-name="ce25" office:value-type="string" calcext:value-type="string">
            <text:p>validátor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 calcext:value-type="string">
            <text:p>6.3.4.16</text:p>
          </table:table-cell>
          <table:table-cell office:value-type="string" calcext:value-type="string">
            <text:p>autorizace validátorem</text:p>
          </table:table-cell>
          <table:table-cell office:value-type="string" calcext:value-type="string">
            <text:p>Software může být vydán pro používání pouze po autorizaci validátorem.</text:p>
          </table:table-cell>
          <table:table-cell table:style-name="ce25" office:value-type="string" calcext:value-type="string">
            <text:p>validátor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1" office:value-type="string" calcext:value-type="string">
            <text:p>vydání softwaru =&gt; task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 calcext:value-type="string">
            <text:p>6.3.4.17</text:p>
          </table:table-cell>
          <table:table-cell office:value-type="string" calcext:value-type="string">
            <text:p>použití simulací a modelování</text:p>
          </table:table-cell>
          <table:table-cell office:value-type="string" calcext:value-type="string">
            <text:p>Pro doplnění validačního procesu mohou být použity simulace a modelování.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2">
            <text:p>6.4 Hodnocení softwaru</text:p>
          </table:table-cell>
          <table:table-cell office:value-type="string" calcext:value-type="string">
            <text:p>6.4.1.1 Vyhodnotit, že procesy životního cyklu a jejich výstupy jsou takové, že software má definovanou</text:p>
            <text:p>úroveň integrity bezpečnosti softwaru 1-4 a odpovídá jeho zamýšlenému použití.</text:p>
          </table:table-cell>
          <table:table-cell office:value-type="string" calcext:value-type="string">
            <text:p>6.4.4.1</text:p>
          </table:table-cell>
          <table:table-cell office:value-type="string" calcext:value-type="string">
            <text:p>hodnocení softwaru</text:p>
          </table:table-cell>
          <table:table-cell office:value-type="string" calcext:value-type="string">
            <text:p>Hodnocení softwaru musí být provedeno hodnotitelem, který je nezávislý, jak je popsáno v článcích</text:p>
            <text:p>5.1.2.6 a 5.1.2.7.</text:p>
          </table:table-cell>
          <table:table-cell table:style-name="ce26" office:value-type="string" calcext:value-type="string">
            <text:p>hodnotitel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6.4.1.2 Pro úroveň SIL 0 softwaru musí být naplněny požadavky této normy, ale pokud je k dispozici certifikát,</text:p>
            <text:p>který prokazuje shodu s EN ISO 9001 pak není hodnocení vyžadováno.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les" table:style-name="ta2">
        <table:table-column table:style-name="co12" table:default-cell-style-name="ce5"/>
        <table:table-column table:style-name="co13" table:default-cell-style-name="ce5"/>
        <table:table-column table:style-name="co14" table:number-columns-repeated="2" table:default-cell-style-name="ce5"/>
        <table:table-column table:style-name="co15" table:default-cell-style-name="Default"/>
        <table:table-column table:style-name="co16" table:number-columns-repeated="1019" table:default-cell-style-name="Default"/>
        <table:table-row table:style-name="ro1">
          <table:table-cell table:style-name="ce33" office:value-type="string" calcext:value-type="string">
            <text:p>role name</text:p>
          </table:table-cell>
          <table:table-cell table:style-name="ce33" office:value-type="string" calcext:value-type="string">
            <text:p>brief description</text:p>
          </table:table-cell>
          <table:table-cell table:style-name="ce33" office:value-type="string" calcext:value-type="string">
            <text:p>main descriptions</text:p>
          </table:table-cell>
          <table:table-cell table:style-name="ce33" office:value-type="string" calcext:value-type="string">
            <text:p>key considerations</text:p>
          </table:table-cell>
          <table:table-cell table:style-name="ce64" office:value-type="string" calcext:value-type="string">
            <text:p>synonyms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dodavatel</text:p>
          </table:table-cell>
          <table:table-cell table:style-name="ce40" office:value-type="string" calcext:value-type="string">
            <text:p>entita, která navrhuje a vytváří drážní řídicí a ochranné systémy obsahující software nebo jeho části</text:p>
          </table:table-cell>
          <table:table-cell table:style-name="ce50" table:number-columns-repeated="2"/>
          <table:table-cell table:style-name="ce65" office:value-type="string" calcext:value-type="string">
            <text:p>supplier</text:p>
          </table:table-cell>
          <table:table-cell table:number-columns-repeated="1019"/>
        </table:table-row>
        <table:table-row table:style-name="ro8">
          <table:table-cell table:style-name="ce35" office:value-type="string" calcext:value-type="string" table:number-columns-spanned="1" table:number-rows-spanned="4">
            <text:p>hodnotitel</text:p>
          </table:table-cell>
          <table:table-cell table:style-name="ce35" office:value-type="string" calcext:value-type="string" table:number-columns-spanned="1" table:number-rows-spanned="4">
            <text:p>entita, která provádí hodnocení</text:p>
          </table:table-cell>
          <table:table-cell table:style-name="ce51" office:value-type="string" calcext:value-type="string" table:number-columns-spanned="1" table:number-rows-spanned="4">
            <text:p>Odpovědnosti:</text:p>
            <text:p>1. musí získat systémové porozumění softwaru v zamýšleném prostředí jeho aplikace</text:p>
            <text:p>2. musí vypracovat plán hodnocení a předložit jej orgánu pro otázky bezpečnosti a organizaci zákazníka</text:p>
            <text:p>(orgánu uzavírajícímu smlouvu s hodnotitelem)</text:p>
            <text:p>3. musí vyhodnotit shodu procesů tvorby softwaru a vyvinutého softwaru s požadavky této evropské normy,</text:p>
            <text:p>včetně přiřazené úrovně SIL</text:p>
            <text:p>4. musí vyhodnotit kvalifikaci pracovníků na projektu a organizace pro vývoj softwaru</text:p>
            <text:p>5. musí vyhodnotit činnosti verifikace a validace a související důkazy</text:p>
            <text:p>6. musí vyhodnotit systém řízení kvality přijatý pro vývoj softwaru</text:p>
            <text:p>7. musí vyhodnotit systém řízení konfigurace a změn a důkaz o jejich použití a aplikaci</text:p>
            <text:p>8. musí ve zprávě z hodnocení identifikovat a vyhodnotit v termínech (dopadu) rizika jakékoliv odchylky</text:p>
            <text:p>od požadavků na software</text:p>
            <text:p>9. musí zajistit, že je plán hodnocení zaveden</text:p>
            <text:p>10. musí provést audity bezpečnosti a inspekce celkového vývojového procesu, podle potřeby, v různých</text:p>
            <text:p>etapách vývoje</text:p>
            <text:p>11. v případě potřeby musí poskytnout profesionální pohled na vhodnost vyvinutého softwaru pro jeho</text:p>
            <text:p>zamýšlené použití s podrobným popisem jakýchkoliv omezení, podmínek použití a postřehů k řízení rizika</text:p>
            <text:p>12. musí vytvořit zprávu z hodnocení a udržovat záznamy z procesu hodnocení</text:p>
          </table:table-cell>
          <table:table-cell table:style-name="ce56" office:value-type="string" calcext:value-type="string">
            <text:p>Klíčové kompetence:1. musí být kompetentní v oblasti/technologiích, ve kterých je hodnocení prováděno</text:p>
            <text:p>2. musí mít schválení/licenci od uznaného orgánu pro otázky bezpečnosti</text:p>
            <text:p>3. musí mít/usilovat o nepřetžité zvyšování dostatečné úrovně zkušeností v principech bezpečnosti a aplikaci</text:p>
            <text:p>principů v oblasti aplikace</text:p>
            <text:p>4. musí být kompetentní zkontrolovat, že byla použita vhodná metoda nebo kombinace metod v daném</text:p>
            <text:p>kontextu</text:p>
            <text:p>5. musí být kompetentní ve znalosti příslušné bezpečnosti, lidských zdrojů, technických procesech</text:p>
            <text:p>a procesech řízení kvality při plnění požadavků EN 50128</text:p>
            <text:p>6. musí být kompetentní v přístupech/metodologiích hodnocení</text:p>
            <text:p>7. musí mít schopnost analytického myšlení a dobré pozorovací schopnosti</text:p>
            <text:p>8. musí být schopný kombinovat různé zdroje a typy důkazů a vytvořit celkový pohled týkající se vhodnosti</text:p>
            <text:p>pro daný účel nebo omezení a limitů aplikace</text:p>
            <text:p>9. musí rozumět softwaru jako celku a mít náhled zahrnující porozumění aplikačnímu prostředí</text:p>
            <text:p>10. musí být schopný posoudit dostatečnost všech vývojových procesů (jako řízení kvality, řízení konfigurace,</text:p>
            <text:p>procesy validace a verifikace)</text:p>
            <text:p>11. musí rozumět požadavkům EN 50128</text:p>
          </table:table-cell>
          <table:table-cell table:style-name="ce66" table:number-columns-spanned="1" table:number-rows-spanned="4"/>
          <table:table-cell table:number-columns-repeated="1019"/>
        </table:table-row>
        <table:table-row table:style-name="ro1">
          <table:covered-table-cell table:number-columns-repeated="2" table:style-name="ce36"/>
          <table:covered-table-cell/>
          <table:table-cell office:value-type="string" calcext:value-type="string">
            <text:p>5.1.2.5 Hodnotitel musí být nezávislý na dodavateli nebo na základě rozhodnutí orgánu pro otázky bezpečnosti může být součástí organizace dodavatele nebo organizace zákazníka.</text:p>
          </table:table-cell>
          <table:covered-table-cell/>
          <table:table-cell table:number-columns-repeated="1019"/>
        </table:table-row>
        <table:table-row table:style-name="ro1">
          <table:covered-table-cell table:number-columns-repeated="2" table:style-name="ce36"/>
          <table:covered-table-cell/>
          <table:table-cell table:style-name="ce20" office:value-type="string" calcext:value-type="string">
            <text:p>5.1.2.6 Hodnotitel musí být nezávislý na daném projektu.</text:p>
          </table:table-cell>
          <table:covered-table-cell/>
          <table:table-cell table:number-columns-repeated="1019"/>
        </table:table-row>
        <table:table-row table:style-name="ro4">
          <table:covered-table-cell table:number-columns-repeated="2" table:style-name="ce37"/>
          <table:covered-table-cell table:style-name="ce39"/>
          <table:table-cell table:style-name="ce57" office:value-type="string" calcext:value-type="string">
            <text:p><text:span text:style-name="T1">5.1.2.10 m) Hodnotitel musí být nezávislý a to i organizačně od rolí manažera projektu, manažera pro požadavky,</text:span></text:p>
            <text:p><text:span text:style-name="T1">návrháře, implementátora, integrátora, testera, verifikátora a validátora.</text:span></text:p>
          </table:table-cell>
          <table:covered-table-cell/>
          <table:table-cell table:number-columns-repeated="1019"/>
        </table:table-row>
        <table:table-row table:style-name="ro9">
          <table:table-cell table:style-name="ce35" office:value-type="string" calcext:value-type="string" table:number-columns-spanned="1" table:number-rows-spanned="6">
            <text:p>manažer pro požadavky</text:p>
          </table:table-cell>
          <table:table-cell table:style-name="ce41" office:value-type="string" calcext:value-type="string" table:number-columns-spanned="1" table:number-rows-spanned="6">
            <text:p>entita, která provádí řízení požadavků</text:p>
          </table:table-cell>
          <table:table-cell table:style-name="ce52" office:value-type="string" calcext:value-type="string">
            <text:p>Odpovědnosti:</text:p>
            <text:p>1. musí být zodpovědný za specifikaci požadavků na software</text:p>
            <text:p>2. musí vlastnit specifikaci požadavků na software</text:p>
            <text:p>3. musí prokázat a udržovat sledovatelnost k a od požadavků systémové úrovně</text:p>
            <text:p>4. musí zajistit, že specifikace a požadavky na software jsou v systému řízení změn a konfigurace včetně</text:p>
            <text:p>stavu, verze a autorizačního statusu</text:p>
            <text:p>5. musí zajistit konzistenci a kompletnost specifikace požadavků na software (s odkazy na požadavky</text:p>
            <text:p>uživatele a konečné prostředí aplikace)</text:p>
            <text:p>6. musí vypracovat a udržovat dokumenty požadavků na software</text:p>
          </table:table-cell>
          <table:table-cell table:style-name="ce58" office:value-type="string" calcext:value-type="string" table:number-columns-spanned="1" table:number-rows-spanned="6">
            <text:p>Klíčové kompetence:</text:p>
            <text:p>1. musí být kompetentní v technice vytváření požadavků</text:p>
            <text:p>2. musí mít zkušenosti v oblasti dané aplikace</text:p>
            <text:p>3. musí mít zkušenosti s atributy bezpečnosti v oblasti dané aplikace</text:p>
            <text:p>4. musí rozumět celkové funkci systému a prostředí aplikace</text:p>
            <text:p>5. musí rozumět analytickým technikám a výstupům</text:p>
            <text:p>6. musí rozumět příslušným předpisům</text:p>
            <text:p>7. musí rozumět požadavkům EN 50128</text:p>
          </table:table-cell>
          <table:table-cell table:style-name="ce66" table:number-columns-spanned="1" table:number-rows-spanned="6"/>
          <table:table-cell table:number-columns-repeated="1019"/>
        </table:table-row>
        <table:table-row table:style-name="ro10">
          <table:covered-table-cell table:style-name="ce36"/>
          <table:covered-table-cell table:style-name="ce42"/>
          <table:table-cell table:style-name="ce19" office:value-type="string" calcext:value-type="string">
            <text:p>5.1.2.10 a) Manažer pro požadavky, návrhář a implementátor softwarové komponenty může být jedna a ta samá osoba.</text:p>
          </table:table-cell>
          <table:covered-table-cell table:style-name="ce3"/>
          <table:covered-table-cell/>
          <table:table-cell table:number-columns-repeated="1019"/>
        </table:table-row>
        <table:table-row table:style-name="ro10">
          <table:covered-table-cell table:style-name="ce36"/>
          <table:covered-table-cell table:style-name="ce42"/>
          <table:table-cell table:style-name="ce19" office:value-type="string" calcext:value-type="string">
            <text:p>5.1.2.10 b) Manažer pro požadavky, návrhář a implementátor softwarové komponenty zodpovídají manažerovi projektu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36"/>
          <table:covered-table-cell table:style-name="ce42"/>
          <table:table-cell table:style-name="ce19" office:value-type="string" calcext:value-type="string">
            <text:p>5.1.2.10 g) Osoba, která je manažerem pro požadavky, návrhářem nebo implementátorem softwarové komponenty</text:p>
            <text:p>Nesmí být testerem ani integrátorem stejné softwarové komponenty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36"/>
          <table:covered-table-cell table:style-name="ce42"/>
          <table:table-cell table:style-name="ce19" office:value-type="string" calcext:value-type="string">
            <text:p><text:span text:style-name="T2">5.1.2.10 l) Manažer projektu, manažer pro požadavky, návrhář, implementátor, integrátor, tester, verifikátor a validátor</text:span></text:p>
            <text:p><text:span text:style-name="T2">mohou patřit do stejné organizace.</text:span>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37"/>
          <table:covered-table-cell table:style-name="ce43"/>
          <table:table-cell table:style-name="ce53" office:value-type="string" calcext:value-type="string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 table:style-name="ce59"/>
          <table:covered-table-cell/>
          <table:table-cell table:number-columns-repeated="1019"/>
        </table:table-row>
        <table:table-row table:style-name="ro9">
          <table:table-cell table:style-name="ce35" office:value-type="string" calcext:value-type="string" table:number-columns-spanned="1" table:number-rows-spanned="6">
            <text:p>návrhář</text:p>
          </table:table-cell>
          <table:table-cell table:style-name="ce44" office:value-type="string" calcext:value-type="string" table:number-columns-spanned="1" table:number-rows-spanned="6">
            <text:p>entita, která analyzuje a transformuje stanovené požadavky do přijatelných řešení návrhu, která mají požadovanou úroveň integrity bezpečnosti</text:p>
          </table:table-cell>
          <table:table-cell table:style-name="ce52" office:value-type="string" calcext:value-type="string">
            <text:p>Odpovědnosti:</text:p>
            <text:p>1. musí transformovat specifikované požadavky na software do akceptovatelných řešení</text:p>
            <text:p>2. musí vlastnit architekturu a z ní vyplývající řešení</text:p>
            <text:p>3. musí definovat nebo vybrat metody návrhu a podpůrné nástroje</text:p>
            <text:p>4. musí použít přiměřené principy a standardy návrhu</text:p>
            <text:p>5. musí vypracovat specifikace komponent kde je potřeba</text:p>
            <text:p>6. musí udržovat sledovatelnost k a od specifikovaných požadavků na software</text:p>
            <text:p>7. musí vypracovat a udržovat dokumentaci návrhu</text:p>
            <text:p>8. musí zajistit, že dokumenty návrhu jsou v systému řízení změn a konfigurace</text:p>
          </table:table-cell>
          <table:table-cell table:style-name="ce58" office:value-type="string" calcext:value-type="string" table:number-columns-spanned="1" table:number-rows-spanned="6">
            <text:p>Klíčové kompetence:</text:p>
            <text:p>1. musí být kompetentní v oboru přiměřeně k oblasti aplikace</text:p>
            <text:p>2. musí být kompetentní v principech týkajících se bezpečného návrhu</text:p>
            <text:p>3. musí být kompetentní v metodologii analýzy návrhu a testu návrhu</text:p>
            <text:p>4. musí být schopný pracovat v rámci omezení návrhu souvisejícím s daným prostředím</text:p>
            <text:p>5. musí být kompetentní v porozumění oblasti týkající se daného problému</text:p>
            <text:p>6. musí rozumět všem omezením vynuceným hardwarovou platformou, operačním systémem a systémy</text:p>
            <text:p>rozhraní</text:p>
            <text:p>7. musí rozumět příslušným částem EN 50128</text:p>
          </table:table-cell>
          <table:table-cell table:style-name="ce66" table:number-columns-spanned="1" table:number-rows-spanned="6"/>
          <table:table-cell table:number-columns-repeated="1019"/>
        </table:table-row>
        <table:table-row table:style-name="ro10">
          <table:covered-table-cell table:style-name="ce36"/>
          <table:covered-table-cell/>
          <table:table-cell table:style-name="ce19" office:value-type="string" calcext:value-type="string">
            <text:p>5.1.2.10 a) Manažer pro požadavky, návrhář a implementátor softwarové komponenty může být jedna a ta samá osoba.</text:p>
          </table:table-cell>
          <table:covered-table-cell table:style-name="ce3"/>
          <table:covered-table-cell/>
          <table:table-cell table:number-columns-repeated="1019"/>
        </table:table-row>
        <table:table-row table:style-name="ro10">
          <table:covered-table-cell table:style-name="ce36"/>
          <table:covered-table-cell/>
          <table:table-cell table:style-name="ce19" office:value-type="string" calcext:value-type="string">
            <text:p>5.1.2.10 b) Manažer pro požadavky, návrhář a implementátor softwarové komponenty zodpovídají manažerovi projektu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36"/>
          <table:covered-table-cell/>
          <table:table-cell table:style-name="ce19" office:value-type="string" calcext:value-type="string">
            <text:p>5.1.2.10 g) Osoba, která je manažerem pro požadavky, návrhářem nebo implementátorem softwarové komponenty</text:p>
            <text:p>nesmí být testerem ani integrátorem stejné softwarové komponenty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36"/>
          <table:covered-table-cell/>
          <table:table-cell table:style-name="ce19" office:value-type="string" calcext:value-type="string">
            <text:p><text:span text:style-name="T2">5.1.2.10 </text:span>l) Manažer projektu, manažer pro požadavky, návrhář, implementátor, integrátor, tester, verifikátor a validátor</text:p>
            <text:p>mohou patřit do stejné organizace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37"/>
          <table:covered-table-cell table:style-name="ce39"/>
          <table:table-cell table:style-name="ce53" office:value-type="string" calcext:value-type="string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 table:style-name="ce59"/>
          <table:covered-table-cell/>
          <table:table-cell table:number-columns-repeated="1019"/>
        </table:table-row>
        <table:table-row table:style-name="ro11">
          <table:table-cell table:style-name="ce35" office:value-type="string" calcext:value-type="string" table:number-columns-spanned="1" table:number-rows-spanned="6">
            <text:p>implementátor</text:p>
          </table:table-cell>
          <table:table-cell table:style-name="ce45" office:value-type="string" calcext:value-type="string" table:number-columns-spanned="1" table:number-rows-spanned="6">
            <text:p>entita, která transformuje specifikované návrhy do jejich fyzické implementace</text:p>
          </table:table-cell>
          <table:table-cell table:style-name="ce52" office:value-type="string" calcext:value-type="string">
            <text:p>Odpovědnosti:</text:p>
            <text:p>1. musí transformovat řešení návrhu na data / zdrojový kód / jinou reprezentaci návrhu</text:p>
            <text:p>2. musí transformovat zdrojový kód na spustitelný kód / jiné reprezentace návrhu</text:p>
            <text:p>3. musí použít principy týkající se bezpečného návrhu</text:p>
            <text:p>4. musí použít stanovené standardy pro přípravu dat / kódovací standardy</text:p>
            <text:p>5. musí provést analýzy za účelem verifikace mezivýsledků</text:p>
            <text:p>6. musí integrovat software na cílovém zařízení</text:p>
            <text:p>7. musí vypracovat a udržovat dokumenty implementace zahrnující použité metody, typy dat a seznamy</text:p>
            <text:p>8. musí udržovat sledovatelnost k a od návrhu</text:p>
            <text:p>9. musí udržovat vytvořená nebo modifikovaná data / kód v systému řízení změn a konfigurace</text:p>
          </table:table-cell>
          <table:table-cell table:style-name="ce60" office:value-type="string" calcext:value-type="string" table:number-columns-spanned="1" table:number-rows-spanned="6">
            <text:p>Klíčové kompetence:</text:p>
            <text:p>1. musí být kompetentní v obotu přiměřeně k oblasti aplikace</text:p>
            <text:p>2. musí být kompetentní v jazyku implementace a podpůrných nástrojích</text:p>
            <text:p>3. musí být schopný používat stanovené kódovací standardy a styly pro programování</text:p>
            <text:p>4. musí rozumět všem omezením vynuceným hardwarovou platformou, operačním systémem a systémy</text:p>
            <text:p>rozhraní</text:p>
            <text:p>5. musí rozumět příslušným částem EN 50128</text:p>
          </table:table-cell>
          <table:table-cell table:style-name="ce67" table:number-columns-spanned="1" table:number-rows-spanned="6"/>
          <table:table-cell table:number-columns-repeated="1019"/>
        </table:table-row>
        <table:table-row table:style-name="ro10">
          <table:covered-table-cell table:style-name="ce36"/>
          <table:covered-table-cell table:style-name="ce4"/>
          <table:table-cell table:style-name="ce19" office:value-type="string" calcext:value-type="string">
            <text:p>5.1.2.10 a) Manažer pro požadavky, návrhář a implementátor softwarové komponenty může být jedna a ta samá osoba.</text:p>
          </table:table-cell>
          <table:covered-table-cell table:style-name="ce3"/>
          <table:covered-table-cell/>
          <table:table-cell table:number-columns-repeated="1019"/>
        </table:table-row>
        <table:table-row table:style-name="ro10">
          <table:covered-table-cell table:style-name="ce36"/>
          <table:covered-table-cell table:style-name="ce4"/>
          <table:table-cell table:style-name="ce19" office:value-type="string" calcext:value-type="string">
            <text:p>5.1.2.10 b) Manažer pro požadavky, návrhář a implementátor softwarové komponenty zodpovídají manažerovi projektu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36"/>
          <table:covered-table-cell table:style-name="ce4"/>
          <table:table-cell table:style-name="ce19" office:value-type="string" calcext:value-type="string">
            <text:p>5.1.2.10 g) Osoba, která je manažerem pro požadavky, návrhářem nebo implementátorem softwarové komponenty</text:p>
            <text:p>nesmí být testerem ani integrátorem stejné softwarové komponenty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36"/>
          <table:covered-table-cell table:style-name="ce4"/>
          <table:table-cell table:style-name="ce19" office:value-type="string" calcext:value-type="string">
            <text:p><text:span text:style-name="T2">5.1.2.10 </text:span>l) Manažer projektu, manažer pro požadavky, návrhář, implementátor, integrátor, tester, verifikátor a validátor</text:p>
            <text:p>mohou patřit do stejné organizace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37"/>
          <table:covered-table-cell table:style-name="ce46"/>
          <table:table-cell table:style-name="ce53" office:value-type="string" calcext:value-type="string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 table:style-name="ce3"/>
          <table:covered-table-cell table:style-name="ce68"/>
          <table:table-cell table:number-columns-repeated="1019"/>
        </table:table-row>
        <table:table-row table:style-name="ro4">
          <table:table-cell table:style-name="ce35" office:value-type="string" calcext:value-type="string" table:number-columns-spanned="1" table:number-rows-spanned="4">
            <text:p>manažer projektu</text:p>
          </table:table-cell>
          <table:table-cell table:style-name="ce44" office:value-type="string" calcext:value-type="string" table:number-columns-spanned="1" table:number-rows-spanned="4">
            <text:p>entita, která provádí řízení projektu</text:p>
          </table:table-cell>
          <table:table-cell table:style-name="ce54" office:value-type="string" calcext:value-type="string">
            <text:p><text:span text:style-name="T1">5.1.2.10 f) Validátor nesmí zodpovídat manažerovi projektu, tj. manažer projektu nesmí mít žadný vliv na rozhodnutí</text:span></text:p>
            <text:p><text:span text:style-name="T1">validátora, ale validátor informuje manažera projektu o svých rozhodnutích.</text:span></text:p>
          </table:table-cell>
          <table:table-cell table:style-name="ce61" table:number-columns-spanned="1" table:number-rows-spanned="4"/>
          <table:table-cell table:style-name="ce66" table:number-columns-spanned="1" table:number-rows-spanned="4"/>
          <table:table-cell table:number-columns-repeated="1019"/>
        </table:table-row>
        <table:table-row table:style-name="ro7">
          <table:covered-table-cell table:style-name="ce36"/>
          <table:covered-table-cell/>
          <table:table-cell office:value-type="string" calcext:value-type="string">
            <text:p><text:span text:style-name="T2">5.1.2.10 </text:span>k) Osoba, která je manažerem projektu může navíc vykonávat roli manažera pro požadavky, návrháře,</text:p>
            <text:p>implementátora, integrátora, testera nebo verifikátora za předpokladu, že jsou respektovány požadavky</text:p>
            <text:p>na nezávislost mezi těmito dalšími rolemi.</text:p>
          </table:table-cell>
          <table:covered-table-cell/>
          <table:covered-table-cell table:style-name="ce69"/>
          <table:table-cell table:number-columns-repeated="1019"/>
        </table:table-row>
        <table:table-row table:style-name="ro2">
          <table:covered-table-cell table:style-name="ce36"/>
          <table:covered-table-cell/>
          <table:table-cell office:value-type="string" calcext:value-type="string">
            <text:p><text:span text:style-name="T2">5.1.2.10 </text:span>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 table:style-name="ce69"/>
          <table:table-cell table:number-columns-repeated="1019"/>
        </table:table-row>
        <table:table-row table:style-name="ro2">
          <table:covered-table-cell table:style-name="ce37"/>
          <table:covered-table-cell table:style-name="ce39"/>
          <table:table-cell table:style-name="ce39" office:value-type="string" calcext:value-type="string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/>
          <table:covered-table-cell table:style-name="ce69"/>
          <table:table-cell table:number-columns-repeated="1019"/>
        </table:table-row>
        <table:table-row table:style-name="ro12">
          <table:table-cell table:style-name="ce35" office:value-type="string" calcext:value-type="string" table:number-columns-spanned="1" table:number-rows-spanned="5">
            <text:p>tester</text:p>
          </table:table-cell>
          <table:table-cell table:style-name="ce44" office:value-type="string" calcext:value-type="string" table:number-columns-spanned="1" table:number-rows-spanned="5">
            <text:p>entita, která provádí testování</text:p>
          </table:table-cell>
          <table:table-cell table:style-name="ce52" office:value-type="string" calcext:value-type="string">
            <text:p>Odpovědnosti:</text:p>
            <text:p>1. musí zajistit, že činnosti testování jsou plánovány</text:p>
            <text:p>2. musí vytvořit specifikaci testů (cíle &amp; případy)</text:p>
            <text:p>3. musí zajistit sledovatelnost cílů testů vzhledem k specifikovaným požadavkům na software a testovacích</text:p>
            <text:p>případů vzhledem k stanoveným cílům testů</text:p>
            <text:p>4. musí zajistit, že plánované testy jsou implementovány a že jsou specifikované testy provedeny</text:p>
            <text:p>5. musí identifikovat odchylky od očekávaných výsledků a zaznamenat je ve zprávách z testů</text:p>
            <text:p>6. odchylky musí oznamovat příslušné skupině odpovědné za řízení změn za účelem jejich vyhodnocení</text:p>
            <text:p>a stanovení rozhodnutí</text:p>
            <text:p>7. musí zachytit výstupy testů ve zprávách</text:p>
            <text:p>8. musí zvolit vybavení pro testování softwaru</text:p>
          </table:table-cell>
          <table:table-cell table:style-name="ce60" office:value-type="string" calcext:value-type="string" table:number-columns-spanned="1" table:number-rows-spanned="5">
            <text:p>Klíčové kompetence:</text:p>
            <text:p>1. musí být kompetentní v oblasti ve které je testování prováděno, např. požadavky na software, data,</text:p>
            <text:p>kód atd.</text:p>
            <text:p>2. musí být kompetentní v různých přístupech/metodologiích testování a verifikace a být schopen</text:p>
            <text:p>identifikovat nejvhodnější metodu v daném kontextu</text:p>
            <text:p>3. musí být schopný odvodit testovací případ z daných specifikací</text:p>
            <text:p>4. musí mít schopnost analytického myšlení a dobré pozorovací schopnosti</text:p>
            <text:p>5. musí rozumět příslušným částem EN 50128</text:p>
          </table:table-cell>
          <table:table-cell table:style-name="ce67" table:number-columns-spanned="1" table:number-rows-spanned="5"/>
          <table:table-cell table:number-columns-repeated="1019"/>
        </table:table-row>
        <table:table-row table:style-name="ro10">
          <table:covered-table-cell table:style-name="ce36"/>
          <table:covered-table-cell/>
          <table:table-cell table:style-name="ce19" office:value-type="string" calcext:value-type="string">
            <text:p>5.1.2.10 c) Integrátor a tester softwarové komponenty může být jedna a ta samá osoba.</text:p>
          </table:table-cell>
          <table:covered-table-cell table:style-name="ce3"/>
          <table:covered-table-cell/>
          <table:table-cell table:number-columns-repeated="1019"/>
        </table:table-row>
        <table:table-row table:style-name="ro10">
          <table:covered-table-cell table:style-name="ce36"/>
          <table:covered-table-cell/>
          <table:table-cell table:style-name="ce19" office:value-type="string" calcext:value-type="string">
            <text:p>5.1.2.10 d) Integrátor a tester softwarové komponenty mohou zodpovídat manažerovi projektu nebo validátorovi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36"/>
          <table:covered-table-cell/>
          <table:table-cell table:style-name="ce19" office:value-type="string" calcext:value-type="string">
            <text:p>5.1.2.10 h) Osoba, která je integrátorem nebo testerem softwarové komponenty nesmí být manažerem pro požadavky,</text:p>
            <text:p>návrhářem ani implementátorem stejné softwarové komponenty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37"/>
          <table:covered-table-cell table:style-name="ce39"/>
          <table:table-cell table:style-name="ce53" office:value-type="string" calcext:value-type="string">
            <text:p><text:span text:style-name="T2">5.1.2.10 </text:span>l) Manažer projektu, manažer pro požadavky, návrhář, implementátor, integrátor, tester, verifikátor a validátor</text:p>
            <text:p>mohou patřit do stejné organizace.</text:p>
          </table:table-cell>
          <table:covered-table-cell table:style-name="ce3"/>
          <table:covered-table-cell table:style-name="ce68"/>
          <table:table-cell table:number-columns-repeated="1019"/>
        </table:table-row>
        <table:table-row table:style-name="ro1">
          <table:table-cell table:style-name="ce35" office:value-type="string" calcext:value-type="string" table:number-columns-spanned="1" table:number-rows-spanned="5">
            <text:p>verifikátor</text:p>
          </table:table-cell>
          <table:table-cell table:style-name="ce47" office:value-type="string" calcext:value-type="string" table:number-columns-spanned="1" table:number-rows-spanned="5">
            <text:p>entita, která je zodpovědná za jednu nebo více verifikačních činností</text:p>
          </table:table-cell>
          <table:table-cell table:style-name="ce54" office:value-type="string" calcext:value-type="string">
            <text:p>5.1.2.10 e) Verifikátor může zodpovídat manažerovi projektu nebo validátorovi.</text:p>
          </table:table-cell>
          <table:table-cell table:style-name="ce44" table:number-columns-spanned="1" table:number-rows-spanned="5"/>
          <table:table-cell table:style-name="ce66" table:number-columns-spanned="1" table:number-rows-spanned="5"/>
          <table:table-cell table:number-columns-repeated="1019"/>
        </table:table-row>
        <table:table-row table:style-name="ro2">
          <table:covered-table-cell table:style-name="ce36"/>
          <table:covered-table-cell table:style-name="ce48"/>
          <table:table-cell table:style-name="ce18" office:value-type="string" calcext:value-type="string">
            <text:p>5.1.2.10 i) Osoba, která je verifikátorem nesmí být manažerem pro požadavky, návrhářem, implementátorem,</text:p>
            <text:p>integrátorem, testerem ani validátorem.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style-name="ce36"/>
          <table:covered-table-cell table:style-name="ce48"/>
          <table:table-cell table:style-name="ce18" office:value-type="string" calcext:value-type="string">
            <text:p><text:span text:style-name="T2">5.1.2.10 </text:span>l) Manažer projektu, manažer pro požadavky, návrhář, implementátor, integrátor, tester, verifikátor a validátor</text:p>
            <text:p>mohou patřit do stejné organizace.</text:p>
          </table:table-cell>
          <table:covered-table-cell table:number-columns-repeated="2"/>
          <table:table-cell table:number-columns-repeated="1019"/>
        </table:table-row>
        <table:table-row table:style-name="ro7">
          <table:covered-table-cell table:style-name="ce36"/>
          <table:covered-table-cell table:style-name="ce48"/>
          <table:table-cell table:style-name="ce18" office:value-type="string" calcext:value-type="string">
            <text:p><text:span text:style-name="T2">5.1.2.10 </text:span>o) Osoba, která je verifikátorem může také vykonávat roli integrátora a testera, ale v tomto případě musí</text:p>
            <text:p>validátor zkontrolovat přiměřenost dokumentovaných informací z integrace a testování vůči konkrétním</text:p>
            <text:p>úkolům verifikace, a tedy zastávat dvě úrovně kontroly uvnitř organizace projektu.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style-name="ce37"/>
          <table:covered-table-cell table:style-name="ce49"/>
          <table:table-cell table:style-name="ce55" office:value-type="string" calcext:value-type="string">
            <text:p>5.1.2.14 Role verifikátora a validátora musí být definovány na úrovni projektu a musí zůstat nezměněny</text:p>
            <text:p>během projektu vývoje.</text:p>
          </table:table-cell>
          <table:covered-table-cell table:style-name="ce39"/>
          <table:covered-table-cell/>
          <table:table-cell table:number-columns-repeated="1019"/>
        </table:table-row>
        <table:table-row table:style-name="ro4">
          <table:table-cell table:style-name="ce35" office:value-type="string" calcext:value-type="string" table:number-columns-spanned="1" table:number-rows-spanned="5">
            <text:p>validátor</text:p>
          </table:table-cell>
          <table:table-cell table:style-name="ce47" office:value-type="string" calcext:value-type="string" table:number-columns-spanned="1" table:number-rows-spanned="5">
            <text:p>entita, která je zodpovědná za validaci</text:p>
          </table:table-cell>
          <table:table-cell table:style-name="ce54" office:value-type="string" calcext:value-type="string">
            <text:p><text:span text:style-name="T1">5.1.2.10 f) Validátor nesmí zodpovídat manažerovi projektu, tj. manažer projektu nesmí mít žadný vliv na rozhodnutí</text:span></text:p>
            <text:p><text:span text:style-name="T1">validátora, ale validátor informuje manažera projektu o svých rozhodnutích.</text:span></text:p>
          </table:table-cell>
          <table:table-cell table:style-name="ce62" table:number-columns-spanned="1" table:number-rows-spanned="5"/>
          <table:table-cell table:style-name="ce66" table:number-columns-spanned="1" table:number-rows-spanned="5"/>
          <table:table-cell table:number-columns-repeated="1019"/>
        </table:table-row>
        <table:table-row table:style-name="ro2">
          <table:covered-table-cell table:style-name="ce36"/>
          <table:covered-table-cell table:style-name="ce48"/>
          <table:table-cell office:value-type="string" calcext:value-type="string">
            <text:p><text:span text:style-name="T2">5.1.2.10 </text:span>j) Osoba, která je validátorem nesmí být manažerem pro požadavky, návrhářem, implementátorem,</text:p>
            <text:p>integrátorem, testerem ani verifikátorem.</text:p>
          </table:table-cell>
          <table:covered-table-cell table:style-name="ce15"/>
          <table:covered-table-cell/>
          <table:table-cell table:number-columns-repeated="1019"/>
        </table:table-row>
        <table:table-row table:style-name="ro2">
          <table:covered-table-cell table:style-name="ce36"/>
          <table:covered-table-cell table:style-name="ce48"/>
          <table:table-cell table:style-name="ce18" office:value-type="string" calcext:value-type="string">
            <text:p><text:span text:style-name="T1">5.1.2.10 l) Manažer projektu, manažer pro požadavky, návrhář, implementátor, integrátor, tester, verifikátor a validátor</text:span></text:p>
            <text:p><text:span text:style-name="T1">mohou patřit do stejné organizace.</text:span></text:p>
          </table:table-cell>
          <table:covered-table-cell table:style-name="ce15"/>
          <table:covered-table-cell/>
          <table:table-cell table:number-columns-repeated="1019"/>
        </table:table-row>
        <table:table-row table:style-name="ro13">
          <table:covered-table-cell table:style-name="ce36"/>
          <table:covered-table-cell table:style-name="ce48"/>
          <table:table-cell office:value-type="string" calcext:value-type="string">
            <text:p><text:span text:style-name="T2">5.1.2.10 </text:span>n) Osoba, která je validátorem může také vykonávat roli verifikátora, ale musí být zachována nezávislost</text:p>
            <text:p>na manažerovi projektu. V tomto případě musí být výstupní dokumenty verifikátora přezkoumány jinou</text:p>
            <text:p>kompetentní osobou se stejnou úrovní nezávislosti jakou má validátor. Tato alternativa organizace má</text:p>
            <text:p>podléhat schválení hodnotitelem.</text:p>
          </table:table-cell>
          <table:covered-table-cell table:style-name="ce15"/>
          <table:covered-table-cell/>
          <table:table-cell table:number-columns-repeated="1019"/>
        </table:table-row>
        <table:table-row table:style-name="ro2">
          <table:covered-table-cell table:style-name="ce37"/>
          <table:covered-table-cell table:style-name="ce49"/>
          <table:table-cell table:style-name="ce39" office:value-type="string" calcext:value-type="string">
            <text:p>5.1.2.14 Role verifikátora a validátora musí být definovány na úrovni projektu a musí zůstat nezměněny</text:p>
            <text:p>během projektu vývoje.</text:p>
          </table:table-cell>
          <table:covered-table-cell table:style-name="ce63"/>
          <table:covered-table-cell/>
          <table:table-cell table:number-columns-repeated="1019"/>
        </table:table-row>
        <table:table-row table:style-name="ro1">
          <table:table-cell table:style-name="ce38" office:value-type="string" calcext:value-type="string" table:number-columns-spanned="1" table:number-rows-spanned="4">
            <text:p>integrátor</text:p>
          </table:table-cell>
          <table:table-cell table:style-name="ce44" office:value-type="string" calcext:value-type="string" table:number-columns-spanned="1" table:number-rows-spanned="4">
            <text:p>entita, která provádí integraci softwaru</text:p>
          </table:table-cell>
          <table:table-cell table:style-name="ce54" office:value-type="string" calcext:value-type="string">
            <text:p>5.1.2.10 c) Integrátor a tester softwarové komponenty může být jedna a ta samá osoba.</text:p>
          </table:table-cell>
          <table:table-cell table:style-name="ce61" table:number-columns-spanned="1" table:number-rows-spanned="4"/>
          <table:table-cell table:style-name="ce70" table:number-columns-spanned="1" table:number-rows-spanned="4"/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5.1.2.10 d) Integrátor a tester softwarové komponenty mohou zodpovídat manažerovi projektu nebo validátorovi.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5.1.2.10 h) Osoba, která je integrátorem nebo testerem softwarové komponenty nesmí být manažerem pro požadavky,</text:p>
            <text:p>návrhářem ani implementátorem stejné softwarové komponenty.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number-columns-repeated="2" table:style-name="ce39"/>
          <table:table-cell table:style-name="ce39" office:value-type="string" calcext:value-type="string">
            <text:p><text:span text:style-name="T2">5.1.2.10 l) Manažer projektu, manažer pro požadavky, návrhář, implementátor, integrátor, tester, verifikátor a validátor</text:span></text:p>
            <text:p><text:span text:style-name="T2">mohou patřit do stejné organizace.</text:span></text:p>
          </table:table-cell>
          <table:covered-table-cell table:number-columns-repeated="2"/>
          <table:table-cell table:number-columns-repeated="1019"/>
        </table:table-row>
        <table:table-row table:style-name="ro1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4" table:number-rows-repeated="104852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roducts" table:style-name="ta3">
        <table:table-column table:style-name="co17" table:default-cell-style-name="ce72"/>
        <table:table-column table:style-name="co18" table:default-cell-style-name="Default"/>
        <table:table-row table:style-name="ro1"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main description</text:p>
          </table:table-cell>
        </table:table-row>
        <table:table-row table:style-name="ro15">
          <table:table-cell office:value-type="string" calcext:value-type="string">
            <text:p>Plán zajištění kvality softwaru</text:p>
          </table:table-cell>
          <table:table-cell office:value-type="string" calcext:value-type="string">
            <text:p>5.3.2.4 Plán zajištění kvality softwaru, plán verifikace softwaru, plán validace softwaru a plán řízení</text:p>
            <text:p>konfigurace softwaru musí být vypracovány na počátku projektu a udržovány během životního cyklu vývoje</text:p>
            <text:p>Softwaru.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odel životního cyklu</text:p>
          </table:table-cell>
          <table:table-cell office:value-type="string" calcext:value-type="string">
            <text:p>Dva příklady modelů životního cyklu jsou zobrazeny na Obrázku 3 a Obrázku 4.</text:p>
          </table:table-cell>
        </table:table-row>
        <table:table-row table:style-name="ro1">
          <table:covered-table-cell/>
          <table:table-cell office:value-type="string" calcext:value-type="string">
            <text:p>5.3.2.2 Model životního cyklu musí brát v úvahu možnost iterací během jednotlivých etap i mezi nimi.</text:p>
          </table:table-cell>
        </table:table-row>
        <table:table-row table:style-name="ro7">
          <table:table-cell office:value-type="string" calcext:value-type="string" table:number-columns-spanned="1" table:number-rows-spanned="8">
            <text:p>Plán verifikace softwaru</text:p>
          </table:table-cell>
          <table:table-cell office:value-type="string" calcext:value-type="string">
            <text:p>5.3.2.4 Plán zajištění kvality softwaru, plán verifikace softwaru, plán validace softwaru a plán řízení</text:p>
            <text:p>konfigurace softwaru musí být vypracovány na počátku projektu a udržovány během životního cyklu vývoje</text:p>
            <text:p>Softwaru.</text:p>
          </table:table-cell>
        </table:table-row>
        <table:table-row table:style-name="ro2">
          <table:covered-table-cell/>
          <table:table-cell office:value-type="string" calcext:value-type="string">
            <text:p>6.2.4.3 Plán verifikace softwaru musí popisovat činnosti, které mají být provedeny, aby byla zajištěna náležitá</text:p>
            <text:p>verifikace a že je dostupný vhodný konkrétní návrh nebo další potřeby verifikace pro jejich provedení.</text:p>
          </table:table-cell>
        </table:table-row>
        <table:table-row table:style-name="ro2">
          <table:covered-table-cell/>
          <table:table-cell office:value-type="string" calcext:value-type="string">
            <text:p>6.2.4.4 Během vývoje (a v závislosti na velikosti systému) může být plán rozdělen na několik podřízených</text:p>
            <text:p>dokumentů, které budou doplňovány, jakmile začnou být jasnější podrobné potřeby verifikace.</text:p>
          </table:table-cell>
        </table:table-row>
        <table:table-row table:style-name="ro13">
          <table:covered-table-cell/>
          <table:table-cell office:value-type="string" calcext:value-type="string">
            <text:p>6.2.4.5 Plán verifikace softwaru musí dokumentovat všechna kritéria, techniky a nástroje, které budou použité</text:p>
            <text:p>v procesu verifikace. Plán verifikace softwaru musí obsahovat techniky a opatření vybrané z Tabulky A.5,</text:p>
            <text:p>Tabulky A.6, Tabulky A.7 a Tabulky A.8. Tato vybraná kombinace musí být odůvodněna a musí vyhovovat 4.8,</text:p>
            <text:p>4.9 a 4.10.</text:p>
          </table:table-cell>
        </table:table-row>
        <table:table-row table:style-name="ro2">
          <table:covered-table-cell/>
          <table:table-cell office:value-type="string" calcext:value-type="string">
            <text:p>6.2.4.6 Plán verifikace softwaru musí popisovat činnosti, které musí být vykonány pro zajištění správnosti</text:p>
            <text:p>a konzistence s ohledem na vstupy do příslušné etapy. To zahrnuje přezkoumání, testování a integraci.</text:p>
          </table:table-cell>
        </table:table-row>
        <table:table-row table:style-name="ro2">
          <table:covered-table-cell/>
          <table:table-cell office:value-type="string" calcext:value-type="string">
            <text:p>6.2.4.7 V kažné etapě vývoje musí být prokázáno, že jsou splněny požadavky na funkcionalitu, výkon</text:p>
            <text:p>a bezpečnost.</text:p>
          </table:table-cell>
        </table:table-row>
        <table:table-row table:style-name="ro2">
          <table:covered-table-cell/>
          <table:table-cell office:value-type="string" calcext:value-type="string">
            <text:p>6.2.4.8 Výsledky každé verifikace musí být uchovány ve formátu definovaném nebo odkazovaném v plánu</text:p>
            <text:p>verifikace softwaru.</text:p>
          </table:table-cell>
        </table:table-row>
        <table:table-row table:style-name="ro16">
          <table:covered-table-cell/>
          <table:table-cell office:value-type="string" calcext:value-type="string">
            <text:p>6.2.4.9 Plán verifikace softwaru má určit následující:</text:p>
            <text:p>a) výběr strategií a technik verifikace (aby se předešlo zbytečné složitosti v hodnocení verifikace a testování,</text:p>
            <text:p>přednost se musí dát výběru technik, které jsou samy o sobě snadno analyzovatelné);</text:p>
            <text:p>b) výběr technik z Tabulky A.5, Tabulky A.6, Tabulky A.7 a Tabulky A.8;</text:p>
            <text:p>c) výběr a dokumentaci verifikačních činností;</text:p>
            <text:p>d) vyhodnocení získaných výsledků verifikace;</text:p>
            <text:p>e) vyhodnocení požadavků na bezpečnost a robustnost;</text:p>
            <text:p>f) role a odpovědnosti personálu zapojeného do procesu verifikace;</text:p>
            <text:p>g) stupeň požadovaného pokrytí kódu funkčními testy, kterého má být dosaženo;</text:p>
            <text:p>h) strukturu a obsah každého kroku verifikace, zvláště na verifikaci požadavků na software (7.2.4.22), verifikaci</text:p>
            <text:p>architektury a návrhu softwaru (7.3.4.41, 7.3.4.42), verifikaci softwarových komponent (7.4.4.13), verifikaci</text:p>
            <text:p>zdrojového kódu softwaru (7.5.4.10) a verifikaci integrace (7.6.4.13) a to způsobem, který usnadní</text:p>
            <text:p>přezkoumání proti plánu verifikace softwaru.</text:p>
          </table:table-cell>
        </table:table-row>
        <table:table-row table:style-name="ro7">
          <table:table-cell office:value-type="string" calcext:value-type="string" table:number-columns-spanned="1" table:number-rows-spanned="4">
            <text:p>Plán validace softwaru</text:p>
          </table:table-cell>
          <table:table-cell office:value-type="string" calcext:value-type="string">
            <text:p>5.3.2.4 Plán zajištění kvality softwaru, plán verifikace softwaru, plán validace softwaru a plán řízení</text:p>
            <text:p>konfigurace softwaru musí být vypracovány na počátku projektu a udržovány během životního cyklu vývoje</text:p>
            <text:p>Softwaru.</text:p>
          </table:table-cell>
        </table:table-row>
        <table:table-row table:style-name="ro17">
          <table:covered-table-cell/>
          <table:table-cell office:value-type="string" calcext:value-type="string">
            <text:p>6.3.4.4 Plán validace softwaru musí zahrnovat shrnutí odůvodňující zvolenou strategii validace. Odůvodnění</text:p>
            <text:p>musí obsahovat zvážení, podle požadované úrovně bezpečnosti, použití:</text:p>
            <text:p>a) ručních nebo automatizovaných technik nebo obou;</text:p>
            <text:p>b) statických nebo dynamických technik nebo obou;</text:p>
            <text:p>c) analytických nebo statistických technik nebo obou;</text:p>
            <text:p>d) testování v reálném nebo simulovaném prostředí nebo v obou.</text:p>
          </table:table-cell>
        </table:table-row>
        <table:table-row table:style-name="ro7">
          <table:covered-table-cell/>
          <table:table-cell office:value-type="string" calcext:value-type="string">
            <text:p>6.3.4.5 Plán validace softwaru musí identifikovat kroky nezbytné k prokázání přiměřenosti jakékoliv</text:p>
            <text:p>specifikace softwaru pro splnění požadavků na bezpečnost stanovených ve specifikaci požadavků</text:p>
            <text:p>na bezpečnost systému.</text:p>
          </table:table-cell>
        </table:table-row>
        <table:table-row table:style-name="ro2">
          <table:covered-table-cell/>
          <table:table-cell office:value-type="string" calcext:value-type="string">
            <text:p>6.3.4.6 Plán validace softwaru musí identifikovat kroky nezbytné k prokázání přiměřenosti specifikace</text:p>
            <text:p>celkového testování softwaru jako testu prováděného proti specifikaci požadavků na software.</text:p>
          </table:table-cell>
        </table:table-row>
        <table:table-row table:style-name="ro18">
          <table:table-cell office:value-type="string" calcext:value-type="string">
            <text:p>Specifikace celkového testování softwaru</text:p>
          </table:table-cell>
          <table:table-cell office:value-type="string" calcext:value-type="string">
            <text:p>6.1.4.4 Každá specifikace testu musí obsahovat následující:</text:p>
            <text:p>a) cíle testu;</text:p>
            <text:p>b) testovací případy, data použitá v testu a očekávané výsledky;</text:p>
            <text:p>c) typy testů, které je třeba provést;</text:p>
            <text:p>d) prostředí testu, nástroje, konfiguraci a programy;</text:p>
            <text:p>e) kritéria testu, na základě kterých bude rozhodnuto o ukončení testu;</text:p>
            <text:p>f) kritéria a stupeň pokrytí kódu testem, kterého bude dosaženo;</text:p>
            <text:p>g) role a odpovědnosti personálu zúčastněného v procesu testování;</text:p>
            <text:p>h) požadavky, které jsou pokryty danou specifikací testu;</text:p>
            <text:p>i) výběr a využití zařízení pro testování softwaru.</text:p>
          </table:table-cell>
        </table:table-row>
        <table:table-row table:style-name="ro19">
          <table:table-cell office:value-type="string" calcext:value-type="string">
            <text:p>Zpráva z celkového testování softwaru</text:p>
          </table:table-cell>
          <table:table-cell office:value-type="string" calcext:value-type="string">
            <text:p>6.1.4.5 Zpráva z testu musí být vytvořena následovně:</text:p>
            <text:p>a) zpráva z testu musí uvádět jména testerů, výsledky testu a zda byly splněny cíle testu a kritéria testu,</text:p>
            <text:p>které jsou uvedeny ve specifikaci testu. Poruchy musí být shrnuty a dokumentovány;</text:p>
            <text:p>b) testovací případy a jejich výsledky musí být zaznamenány, nejlépe ve strojově čitelné formě pro následnou</text:p>
            <text:p>analýzu;</text:p>
            <text:p>c) testy musí být opakovatelné a pokud je to možné prováděné automaticky;</text:p>
            <text:p>d) skripty testu pro automatické spuštění testu musí být verifikovány;</text:p>
            <text:p>e) identita a konfigurace všech položek zahrnutých v testu (použitý hardware, použitý software, použité</text:p>
            <text:p>zařízení, kalibrace zařízení, stejně jako informace o verzi specifikace testu) musí být dokumentovány;</text:p>
            <text:p>f) musí být poskytnuto vyhodnocení pokrytí kódu testem a úplnost testu a mají být zaznamenány všechny</text:p>
            <text:p>Odchylky.</text:p>
          </table:table-cell>
        </table:table-row>
        <table:table-row table:style-name="ro18">
          <table:table-cell office:value-type="string" calcext:value-type="string">
            <text:p>Specifikace testů integrace softwaru</text:p>
          </table:table-cell>
          <table:table-cell office:value-type="string" calcext:value-type="string">
            <text:p>6.1.4.4 Každá specifikace testu musí obsahovat následující:</text:p>
            <text:p>a) cíle testu;</text:p>
            <text:p>b) testovací případy, data použitá v testu a očekávané výsledky;</text:p>
            <text:p>c) typy testů, které je třeba provést;</text:p>
            <text:p>d) prostředí testu, nástroje, konfiguraci a programy;</text:p>
            <text:p>e) kritéria testu, na základě kterých bude rozhodnuto o ukončení testu;</text:p>
            <text:p>f) kritéria a stupeň pokrytí kódu testem, kterého bude dosaženo;</text:p>
            <text:p>g) role a odpovědnosti personálu zúčastněného v procesu testování;</text:p>
            <text:p>h) požadavky, které jsou pokryty danou specifikací testu;</text:p>
            <text:p>i) výběr a využití zařízení pro testování softwaru.</text:p>
          </table:table-cell>
        </table:table-row>
        <table:table-row table:style-name="ro19">
          <table:table-cell office:value-type="string" calcext:value-type="string">
            <text:p>Zpráva z testů integrace softwaru</text:p>
          </table:table-cell>
          <table:table-cell office:value-type="string" calcext:value-type="string">
            <text:p>6.1.4.5 Zpráva z testu musí být vytvořena následovně:</text:p>
            <text:p>a) zpráva z testu musí uvádět jména testerů, výsledky testu a zda byly splněny cíle testu a kritéria testu,</text:p>
            <text:p>které jsou uvedeny ve specifikaci testu. Poruchy musí být shrnuty a dokumentovány;</text:p>
            <text:p>b) testovací případy a jejich výsledky musí být zaznamenány, nejlépe ve strojově čitelné formě pro následnou</text:p>
            <text:p>analýzu;</text:p>
            <text:p>c) testy musí být opakovatelné a pokud je to možné prováděné automaticky;</text:p>
            <text:p>d) skripty testu pro automatické spuštění testu musí být verifikovány;</text:p>
            <text:p>e) identita a konfigurace všech položek zahrnutých v testu (použitý hardware, použitý software, použité</text:p>
            <text:p>zařízení, kalibrace zařízení, stejně jako informace o verzi specifikace testu) musí být dokumentovány;</text:p>
            <text:p>f) musí být poskytnuto vyhodnocení pokrytí kódu testem a úplnost testu a mají být zaznamenány všechny</text:p>
            <text:p>Odchylky.</text:p>
          </table:table-cell>
        </table:table-row>
        <table:table-row table:style-name="ro18">
          <table:table-cell office:value-type="string" calcext:value-type="string">
            <text:p>Specifikace testů integrace softwaru/hardwaru</text:p>
          </table:table-cell>
          <table:table-cell office:value-type="string" calcext:value-type="string">
            <text:p>6.1.4.4 Každá specifikace testu musí obsahovat následující:</text:p>
            <text:p>a) cíle testu;</text:p>
            <text:p>b) testovací případy, data použitá v testu a očekávané výsledky;</text:p>
            <text:p>c) typy testů, které je třeba provést;</text:p>
            <text:p>d) prostředí testu, nástroje, konfiguraci a programy;</text:p>
            <text:p>e) kritéria testu, na základě kterých bude rozhodnuto o ukončení testu;</text:p>
            <text:p>f) kritéria a stupeň pokrytí kódu testem, kterého bude dosaženo;</text:p>
            <text:p>g) role a odpovědnosti personálu zúčastněného v procesu testování;</text:p>
            <text:p>h) požadavky, které jsou pokryty danou specifikací testu;</text:p>
            <text:p>i) výběr a využití zařízení pro testování softwaru.</text:p>
          </table:table-cell>
        </table:table-row>
        <table:table-row table:style-name="ro19">
          <table:table-cell office:value-type="string" calcext:value-type="string">
            <text:p>Zpráva z testů integrace softwaru/hardwaru</text:p>
          </table:table-cell>
          <table:table-cell office:value-type="string" calcext:value-type="string">
            <text:p>6.1.4.5 Zpráva z testu musí být vytvořena následovně:</text:p>
            <text:p>a) zpráva z testu musí uvádět jména testerů, výsledky testu a zda byly splněny cíle testu a kritéria testu,</text:p>
            <text:p>které jsou uvedeny ve specifikaci testu. Poruchy musí být shrnuty a dokumentovány;</text:p>
            <text:p>b) testovací případy a jejich výsledky musí být zaznamenány, nejlépe ve strojově čitelné formě pro následnou</text:p>
            <text:p>analýzu;</text:p>
            <text:p>c) testy musí být opakovatelné a pokud je to možné prováděné automaticky;</text:p>
            <text:p>d) skripty testu pro automatické spuštění testu musí být verifikovány;</text:p>
            <text:p>e) identita a konfigurace všech položek zahrnutých v testu (použitý hardware, použitý software, použité</text:p>
            <text:p>zařízení, kalibrace zařízení, stejně jako informace o verzi specifikace testu) musí být dokumentovány;</text:p>
            <text:p>f) musí být poskytnuto vyhodnocení pokrytí kódu testem a úplnost testu a mají být zaznamenány všechny</text:p>
            <text:p>Odchylky.</text:p>
          </table:table-cell>
        </table:table-row>
        <table:table-row table:style-name="ro18">
          <table:table-cell office:value-type="string" calcext:value-type="string">
            <text:p>Specifikace testů softwarových komponent</text:p>
          </table:table-cell>
          <table:table-cell office:value-type="string" calcext:value-type="string">
            <text:p>6.1.4.4 Každá specifikace testu musí obsahovat následující:</text:p>
            <text:p>a) cíle testu;</text:p>
            <text:p>b) testovací případy, data použitá v testu a očekávané výsledky;</text:p>
            <text:p>c) typy testů, které je třeba provést;</text:p>
            <text:p>d) prostředí testu, nástroje, konfiguraci a programy;</text:p>
            <text:p>e) kritéria testu, na základě kterých bude rozhodnuto o ukončení testu;</text:p>
            <text:p>f) kritéria a stupeň pokrytí kódu testem, kterého bude dosaženo;</text:p>
            <text:p>g) role a odpovědnosti personálu zúčastněného v procesu testování;</text:p>
            <text:p>h) požadavky, které jsou pokryty danou specifikací testu;</text:p>
            <text:p>i) výběr a využití zařízení pro testování softwaru.</text:p>
          </table:table-cell>
        </table:table-row>
        <table:table-row table:style-name="ro19">
          <table:table-cell office:value-type="string" calcext:value-type="string">
            <text:p>Zpráva z testů softwarových komponent</text:p>
          </table:table-cell>
          <table:table-cell office:value-type="string" calcext:value-type="string">
            <text:p>6.1.4.5 Zpráva z testu musí být vytvořena následovně:</text:p>
            <text:p>a) zpráva z testu musí uvádět jména testerů, výsledky testu a zda byly splněny cíle testu a kritéria testu,</text:p>
            <text:p>které jsou uvedeny ve specifikaci testu. Poruchy musí být shrnuty a dokumentovány;</text:p>
            <text:p>b) testovací případy a jejich výsledky musí být zaznamenány, nejlépe ve strojově čitelné formě pro následnou</text:p>
            <text:p>analýzu;</text:p>
            <text:p>c) testy musí být opakovatelné a pokud je to možné prováděné automaticky;</text:p>
            <text:p>d) skripty testu pro automatické spuštění testu musí být verifikovány;</text:p>
            <text:p>e) identita a konfigurace všech položek zahrnutých v testu (použitý hardware, použitý software, použité</text:p>
            <text:p>zařízení, kalibrace zařízení, stejně jako informace o verzi specifikace testu) musí být dokumentovány;</text:p>
            <text:p>f) musí být poskytnuto vyhodnocení pokrytí kódu testem a úplnost testu a mají být zaznamenány všechny</text:p>
            <text:p>Odchylky.</text:p>
          </table:table-cell>
        </table:table-row>
        <table:table-row table:style-name="ro6">
          <table:table-cell office:value-type="string" calcext:value-type="string" table:number-columns-spanned="1" table:number-rows-spanned="2">
            <text:p>Zpráva z verifikace zajištění kvality softwaru</text:p>
          </table:table-cell>
          <table:table-cell table:style-name="ce73" office:value-type="string" calcext:value-type="string">
            <text:p>6.2.4.11 Jakmile se stanoví plán verifikace softwaru, jeho verifikace musí určit</text:p>
            <text:p>a) že plán verifikace softwaru splňuje obecné požadavky na čitelnosti a sledovatelnost uvedené v článcích</text:p>
            <text:p>5.3.2.7 až 5.3.2.10 a 6.5.4.14 až 6.5.4.17 jako i konkrétní požadavky uvedené v článcích 6.2.4.3 až 6.2.4.9; (?)</text:p>
            <text:p>b) vnitřní konzistenci plánu verifikace softwaru.</text:p>
            <text:p>Výsledky musí být zaznamenány ve zprávě z verifikace zajištění kvality softwaru.</text:p>
          </table:table-cell>
        </table:table-row>
        <table:table-row table:style-name="ro20">
          <table:covered-table-cell table:style-name="Default"/>
          <table:table-cell office:value-type="string" calcext:value-type="string">
            <text:p>6.2.4.13 Každá zpráva z verifikace softwaru musí dokumentovat následující:</text:p>
            <text:p>a) identitu a konfiguraci verifikovaných položek, stejně jako jména verifikátorů;</text:p>
            <text:p>b) položky, které nevyhovují specifikacím;</text:p>
            <text:p>c) komponenty, data, struktury a algoritmy špatně přizpůsobené problému;</text:p>
            <text:p>d) zjištěné chyby nebo nedostatky;</text:p>
            <text:p>e) splnění nebo odchylky od plánu verifikace softwaru (v případě odchylky musí zpráva z verifikace vysvětlit,</text:p>
            <text:p>zda je tato odchylka kritické nebo ne);</text:p>
            <text:p>f) předpoklady, pokud nějaké jsou;</text:p>
            <text:p>g) shrnutí výsledků verifikace.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Zpráva z validace softwaru</text:p>
          </table:table-cell>
          <table:table-cell office:value-type="string" calcext:value-type="string">
            <text:p>6.3.4.8 Výsledky validace musí být dokumentovány ve zprávě o validaci softwaru.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6.3.4.9 Validátor musí zkontrolovat, že je proces verifikace kompletní.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6.3.4.10 Zpráva z validace softwaru musí zřetelně uvést softwarovou baseline, která byla validována.</text:p>
          </table:table-cell>
        </table:table-row>
        <table:table-row table:style-name="ro2">
          <table:covered-table-cell table:style-name="Default"/>
          <table:table-cell office:value-type="string" calcext:value-type="string">
            <text:p>6.3.4.11 Zpráva z validace softwaru musí jasně identifikovat jakékoliv známé nedostatky v softwaru a jejich</text:p>
            <text:p>dopad, který mohou mít při použití softwaru.</text:p>
          </table:table-cell>
        </table:table-row>
        <table:table-row table:style-name="ro13">
          <table:table-cell office:value-type="string" calcext:value-type="string" table:number-columns-spanned="1" table:number-rows-spanned="2">
            <text:p>Zpráva z verifikace validace softwaru</text:p>
          </table:table-cell>
          <table:table-cell office:value-type="string" calcext:value-type="string">
            <text:p>6.3.4.13 Jakmile se stanoví plán validace softwaru, pak se musí jeho verifikace zabývat</text:p>
            <text:p>a) tím, že plán validace softwaru splňuje obecné požadavky na čitelnost a sledovatelnost uvedené v článcích</text:p>
            <text:p>5.3.2.7 až 5.3.2.10 a 6.5.4.14 až 6.5.4.17 jako i konkrétní požadavky uvedené v článcích 6.3.4.4 až 6.3.4.6;</text:p>
            <text:p>b) vnitřní konzistencí plánu validace softwaru.</text:p>
          </table:table-cell>
        </table:table-row>
        <table:table-row table:style-name="ro17">
          <table:covered-table-cell table:style-name="Default"/>
          <table:table-cell office:value-type="string" calcext:value-type="string">
            <text:p>6.3.4.14 Poté, co je vypracována zpráva z validace softwaru, pak se musí její verifikace zabývat</text:p>
            <text:p>a) tím, že zpráva z validace softwaru splňuje obecné požadavky na čitelnost a sledovatelnost uvedené</text:p>
            <text:p>v článcích 5.3.2.7 až 5.3.2.10 a 6.5.4.14 až 6.5.4.17 jako i konkrétní požadavky uvedené v článcích 6.3.4.8</text:p>
            <text:p>až 6.3.4.11 a 7.7.4.7 až 7.7.4.11;</text:p>
            <text:p>b) vnitřní konzistencí zprávy o validaci softwaru.</text:p>
            <text:p>Výsledky musí být zaznamenány ve zprávě z verifikace validace softwaru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.00.0000</text:date>, <text:time style:data-style-name="N2" text:time-value="22:09:11.819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es" style:display-name="PageStyle_rol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meta:initial-creator>user</meta:initial-creator>
    <dc:language>cs-CZ</dc:language>
    <dc:date>2018-12-18T23:48:18.716000000</dc:date>
    <meta:editing-cycles>10</meta:editing-cycles>
    <meta:editing-duration>PT16H21M26S</meta:editing-duration>
    <meta:generator>LibreOffice/5.2.5.1$Windows_X86_64 LibreOffice_project/0312e1a284a7d50ca85a365c316c7abbf20a4d22</meta:generator>
    <meta:document-statistic meta:table-count="3" meta:cell-count="3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